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71pt"/>
    </style:style>
    <style:style style:name="co8" style:family="table-column">
      <style:table-column-properties fo:break-before="auto" style:column-width="156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none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  <style:map style:apply-style-name="assigned" style:condition="cell-content()=assigned"/>
      <style:map style:apply-style-name="implemented" style:condition="cell-content()=implemented"/>
      <style:map style:apply-style-name="reviewed" style:condition="cell-content()=reviewed"/>
      <style:map style:apply-style-name="tested" style:condition="cell-content()=tested"/>
      <style:map style:apply-style-name="missing" style:condition="cell-content()=missing"/>
    </style:style>
    <style:style style:name="ce11" style:family="table-cell">
      <style:table-cell-properties style:text-align-source="fix"/>
      <style:paragraph-properties fo:text-align="center"/>
    </style:style>
    <style:style style:name="ce12" style:family="table-cell">
      <style:table-cell-properties fo:background-color="#ffffff" style:cell-protect="none" style:vertical-align="middle"/>
      <style:text-properties fo:color="#000000" fo:font-family="Bitstream Vera Sans" fo:font-size="16pt"/>
    </style:style>
    <style:style style:name="ce13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Status" table:style-name="ce4">
            <text:p>Status</text:p>
          </table:table-cell>
        </table:table-row>
        <table:table-row>
          <table:table-cell table:number-columns-repeated="2"/>
          <table:table-cell table:number-columns-repeated="2"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  <table:table-cell office:value-type="string" office:string-value="implemented" table:style-name="ce10" table:formula="=IF([.F6]&lt;&gt;&quot;&quot;;&quot;tested&quot;;IF([.E6]&lt;&gt;&quot;&quot;;&quot;reviewed&quot;;IF([.D6]&lt;&gt;&quot;&quot;;&quot;implemented&quot;;IF([.C6]&lt;&gt;&quot;&quot;;&quot;assigned&quot;;&quot;missing&quot;))))">
            <text:p>implemented</text:p>
          </table:table-cell>
          <table:table-cell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7]&lt;&gt;&quot;&quot;;&quot;tested&quot;;IF([.E7]&lt;&gt;&quot;&quot;;&quot;reviewed&quot;;IF([.D7]&lt;&gt;&quot;&quot;;&quot;implemented&quot;;IF([.C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]&lt;&gt;&quot;&quot;;&quot;tested&quot;;IF([.E8]&lt;&gt;&quot;&quot;;&quot;reviewed&quot;;IF([.D8]&lt;&gt;&quot;&quot;;&quot;implemented&quot;;IF([.C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]&lt;&gt;&quot;&quot;;&quot;tested&quot;;IF([.E9]&lt;&gt;&quot;&quot;;&quot;reviewed&quot;;IF([.D9]&lt;&gt;&quot;&quot;;&quot;implemented&quot;;IF([.C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]&lt;&gt;&quot;&quot;;&quot;tested&quot;;IF([.E10]&lt;&gt;&quot;&quot;;&quot;reviewed&quot;;IF([.D10]&lt;&gt;&quot;&quot;;&quot;implemented&quot;;IF([.C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]&lt;&gt;&quot;&quot;;&quot;tested&quot;;IF([.E11]&lt;&gt;&quot;&quot;;&quot;reviewed&quot;;IF([.D11]&lt;&gt;&quot;&quot;;&quot;implemented&quot;;IF([.C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]&lt;&gt;&quot;&quot;;&quot;tested&quot;;IF([.E12]&lt;&gt;&quot;&quot;;&quot;reviewed&quot;;IF([.D12]&lt;&gt;&quot;&quot;;&quot;implemented&quot;;IF([.C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UM2XMY" table:style-name="ce9">
            <text:p>SUM2XMY</text:p>
          </table:table-cell>
          <table:table-cell table:style-name="ce11" table:number-columns-repeated="2"/>
          <table:table-cell office:value-type="string" office:string-value="implemented" table:style-name="ce10" table:formula="=IF([.F13]&lt;&gt;&quot;&quot;;&quot;tested&quot;;IF([.E13]&lt;&gt;&quot;&quot;;&quot;reviewed&quot;;IF([.D13]&lt;&gt;&quot;&quot;;&quot;implemented&quot;;IF([.C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4]&lt;&gt;&quot;&quot;;&quot;tested&quot;;IF([.E14]&lt;&gt;&quot;&quot;;&quot;reviewed&quot;;IF([.D14]&lt;&gt;&quot;&quot;;&quot;implemented&quot;;IF([.C14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]&lt;&gt;&quot;&quot;;&quot;tested&quot;;IF([.E17]&lt;&gt;&quot;&quot;;&quot;reviewed&quot;;IF([.D17]&lt;&gt;&quot;&quot;;&quot;implemented&quot;;IF([.C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]&lt;&gt;&quot;&quot;;&quot;tested&quot;;IF([.E18]&lt;&gt;&quot;&quot;;&quot;reviewed&quot;;IF([.D18]&lt;&gt;&quot;&quot;;&quot;implemented&quot;;IF([.C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9]&lt;&gt;&quot;&quot;;&quot;tested&quot;;IF([.E19]&lt;&gt;&quot;&quot;;&quot;reviewed&quot;;IF([.D19]&lt;&gt;&quot;&quot;;&quot;implemented&quot;;IF([.C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0]&lt;&gt;&quot;&quot;;&quot;tested&quot;;IF([.E20]&lt;&gt;&quot;&quot;;&quot;reviewed&quot;;IF([.D20]&lt;&gt;&quot;&quot;;&quot;implemented&quot;;IF([.C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1]&lt;&gt;&quot;&quot;;&quot;tested&quot;;IF([.E21]&lt;&gt;&quot;&quot;;&quot;reviewed&quot;;IF([.D21]&lt;&gt;&quot;&quot;;&quot;implemented&quot;;IF([.C2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]&lt;&gt;&quot;&quot;;&quot;tested&quot;;IF([.E24]&lt;&gt;&quot;&quot;;&quot;reviewed&quot;;IF([.D24]&lt;&gt;&quot;&quot;;&quot;implemented&quot;;IF([.C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5]&lt;&gt;&quot;&quot;;&quot;tested&quot;;IF([.E25]&lt;&gt;&quot;&quot;;&quot;reviewed&quot;;IF([.D25]&lt;&gt;&quot;&quot;;&quot;implemented&quot;;IF([.C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6]&lt;&gt;&quot;&quot;;&quot;tested&quot;;IF([.E26]&lt;&gt;&quot;&quot;;&quot;reviewed&quot;;IF([.D26]&lt;&gt;&quot;&quot;;&quot;implemented&quot;;IF([.C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7]&lt;&gt;&quot;&quot;;&quot;tested&quot;;IF([.E27]&lt;&gt;&quot;&quot;;&quot;reviewed&quot;;IF([.D27]&lt;&gt;&quot;&quot;;&quot;implemented&quot;;IF([.C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8]&lt;&gt;&quot;&quot;;&quot;tested&quot;;IF([.E28]&lt;&gt;&quot;&quot;;&quot;reviewed&quot;;IF([.D28]&lt;&gt;&quot;&quot;;&quot;implemented&quot;;IF([.C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9]&lt;&gt;&quot;&quot;;&quot;tested&quot;;IF([.E29]&lt;&gt;&quot;&quot;;&quot;reviewed&quot;;IF([.D29]&lt;&gt;&quot;&quot;;&quot;implemented&quot;;IF([.C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30]&lt;&gt;&quot;&quot;;&quot;tested&quot;;IF([.E30]&lt;&gt;&quot;&quot;;&quot;reviewed&quot;;IF([.D30]&lt;&gt;&quot;&quot;;&quot;implemented&quot;;IF([.C3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]&lt;&gt;&quot;&quot;;&quot;tested&quot;;IF([.E33]&lt;&gt;&quot;&quot;;&quot;reviewed&quot;;IF([.D33]&lt;&gt;&quot;&quot;;&quot;implemented&quot;;IF([.C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]&lt;&gt;&quot;&quot;;&quot;tested&quot;;IF([.E34]&lt;&gt;&quot;&quot;;&quot;reviewed&quot;;IF([.D34]&lt;&gt;&quot;&quot;;&quot;implemented&quot;;IF([.C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]&lt;&gt;&quot;&quot;;&quot;tested&quot;;IF([.E35]&lt;&gt;&quot;&quot;;&quot;reviewed&quot;;IF([.D35]&lt;&gt;&quot;&quot;;&quot;implemented&quot;;IF([.C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]&lt;&gt;&quot;&quot;;&quot;tested&quot;;IF([.E36]&lt;&gt;&quot;&quot;;&quot;reviewed&quot;;IF([.D36]&lt;&gt;&quot;&quot;;&quot;implemented&quot;;IF([.C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]&lt;&gt;&quot;&quot;;&quot;tested&quot;;IF([.E37]&lt;&gt;&quot;&quot;;&quot;reviewed&quot;;IF([.D37]&lt;&gt;&quot;&quot;;&quot;implemented&quot;;IF([.C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]&lt;&gt;&quot;&quot;;&quot;tested&quot;;IF([.E38]&lt;&gt;&quot;&quot;;&quot;reviewed&quot;;IF([.D38]&lt;&gt;&quot;&quot;;&quot;implemented&quot;;IF([.C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]&lt;&gt;&quot;&quot;;&quot;tested&quot;;IF([.E39]&lt;&gt;&quot;&quot;;&quot;reviewed&quot;;IF([.D39]&lt;&gt;&quot;&quot;;&quot;implemented&quot;;IF([.C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]&lt;&gt;&quot;&quot;;&quot;tested&quot;;IF([.E40]&lt;&gt;&quot;&quot;;&quot;reviewed&quot;;IF([.D40]&lt;&gt;&quot;&quot;;&quot;implemented&quot;;IF([.C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]&lt;&gt;&quot;&quot;;&quot;tested&quot;;IF([.E41]&lt;&gt;&quot;&quot;;&quot;reviewed&quot;;IF([.D41]&lt;&gt;&quot;&quot;;&quot;implemented&quot;;IF([.C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2]&lt;&gt;&quot;&quot;;&quot;tested&quot;;IF([.E42]&lt;&gt;&quot;&quot;;&quot;reviewed&quot;;IF([.D42]&lt;&gt;&quot;&quot;;&quot;implemented&quot;;IF([.C4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3]&lt;&gt;&quot;&quot;;&quot;tested&quot;;IF([.E43]&lt;&gt;&quot;&quot;;&quot;reviewed&quot;;IF([.D43]&lt;&gt;&quot;&quot;;&quot;implemented&quot;;IF([.C4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4]&lt;&gt;&quot;&quot;;&quot;tested&quot;;IF([.E44]&lt;&gt;&quot;&quot;;&quot;reviewed&quot;;IF([.D44]&lt;&gt;&quot;&quot;;&quot;implemented&quot;;IF([.C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5]&lt;&gt;&quot;&quot;;&quot;tested&quot;;IF([.E45]&lt;&gt;&quot;&quot;;&quot;reviewed&quot;;IF([.D45]&lt;&gt;&quot;&quot;;&quot;implemented&quot;;IF([.C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6]&lt;&gt;&quot;&quot;;&quot;tested&quot;;IF([.E46]&lt;&gt;&quot;&quot;;&quot;reviewed&quot;;IF([.D46]&lt;&gt;&quot;&quot;;&quot;implemented&quot;;IF([.C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7]&lt;&gt;&quot;&quot;;&quot;tested&quot;;IF([.E47]&lt;&gt;&quot;&quot;;&quot;reviewed&quot;;IF([.D47]&lt;&gt;&quot;&quot;;&quot;implemented&quot;;IF([.C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8]&lt;&gt;&quot;&quot;;&quot;tested&quot;;IF([.E48]&lt;&gt;&quot;&quot;;&quot;reviewed&quot;;IF([.D48]&lt;&gt;&quot;&quot;;&quot;implemented&quot;;IF([.C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9]&lt;&gt;&quot;&quot;;&quot;tested&quot;;IF([.E49]&lt;&gt;&quot;&quot;;&quot;reviewed&quot;;IF([.D49]&lt;&gt;&quot;&quot;;&quot;implemented&quot;;IF([.C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0]&lt;&gt;&quot;&quot;;&quot;tested&quot;;IF([.E50]&lt;&gt;&quot;&quot;;&quot;reviewed&quot;;IF([.D50]&lt;&gt;&quot;&quot;;&quot;implemented&quot;;IF([.C50]&lt;&gt;&quot;&quot;;&quot;assigned&quot;;&quot;missing&quot;))))">
            <text:p>implemented</text:p>
          </table:table-cell>
        </table:table-row>
        <table:table-row>
          <table:table-cell office:value-type="string" office:string-value="IMTAN" table:style-name="ce6">
            <text:p>IMTAN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51]&lt;&gt;&quot;&quot;;&quot;tested&quot;;IF([.E51]&lt;&gt;&quot;&quot;;&quot;reviewed&quot;;IF([.D51]&lt;&gt;&quot;&quot;;&quot;implemented&quot;;IF([.C5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4]&lt;&gt;&quot;&quot;;&quot;tested&quot;;IF([.E54]&lt;&gt;&quot;&quot;;&quot;reviewed&quot;;IF([.D54]&lt;&gt;&quot;&quot;;&quot;implemented&quot;;IF([.C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5]&lt;&gt;&quot;&quot;;&quot;tested&quot;;IF([.E55]&lt;&gt;&quot;&quot;;&quot;reviewed&quot;;IF([.D55]&lt;&gt;&quot;&quot;;&quot;implemented&quot;;IF([.C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6]&lt;&gt;&quot;&quot;;&quot;tested&quot;;IF([.E56]&lt;&gt;&quot;&quot;;&quot;reviewed&quot;;IF([.D56]&lt;&gt;&quot;&quot;;&quot;implemented&quot;;IF([.C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7]&lt;&gt;&quot;&quot;;&quot;tested&quot;;IF([.E57]&lt;&gt;&quot;&quot;;&quot;reviewed&quot;;IF([.D57]&lt;&gt;&quot;&quot;;&quot;implemented&quot;;IF([.C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8]&lt;&gt;&quot;&quot;;&quot;tested&quot;;IF([.E58]&lt;&gt;&quot;&quot;;&quot;reviewed&quot;;IF([.D58]&lt;&gt;&quot;&quot;;&quot;implemented&quot;;IF([.C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9]&lt;&gt;&quot;&quot;;&quot;tested&quot;;IF([.E59]&lt;&gt;&quot;&quot;;&quot;reviewed&quot;;IF([.D59]&lt;&gt;&quot;&quot;;&quot;implemented&quot;;IF([.C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0]&lt;&gt;&quot;&quot;;&quot;tested&quot;;IF([.E60]&lt;&gt;&quot;&quot;;&quot;reviewed&quot;;IF([.D60]&lt;&gt;&quot;&quot;;&quot;implemented&quot;;IF([.C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1]&lt;&gt;&quot;&quot;;&quot;tested&quot;;IF([.E61]&lt;&gt;&quot;&quot;;&quot;reviewed&quot;;IF([.D61]&lt;&gt;&quot;&quot;;&quot;implemented&quot;;IF([.C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2]&lt;&gt;&quot;&quot;;&quot;tested&quot;;IF([.E62]&lt;&gt;&quot;&quot;;&quot;reviewed&quot;;IF([.D62]&lt;&gt;&quot;&quot;;&quot;implemented&quot;;IF([.C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3]&lt;&gt;&quot;&quot;;&quot;tested&quot;;IF([.E63]&lt;&gt;&quot;&quot;;&quot;reviewed&quot;;IF([.D63]&lt;&gt;&quot;&quot;;&quot;implemented&quot;;IF([.C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4]&lt;&gt;&quot;&quot;;&quot;tested&quot;;IF([.E64]&lt;&gt;&quot;&quot;;&quot;reviewed&quot;;IF([.D64]&lt;&gt;&quot;&quot;;&quot;implemented&quot;;IF([.C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5]&lt;&gt;&quot;&quot;;&quot;tested&quot;;IF([.E65]&lt;&gt;&quot;&quot;;&quot;reviewed&quot;;IF([.D65]&lt;&gt;&quot;&quot;;&quot;implemented&quot;;IF([.C6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8]&lt;&gt;&quot;&quot;;&quot;tested&quot;;IF([.E68]&lt;&gt;&quot;&quot;;&quot;reviewed&quot;;IF([.D68]&lt;&gt;&quot;&quot;;&quot;implemented&quot;;IF([.C68]&lt;&gt;&quot;&quot;;&quot;assigned&quot;;&quot;missing&quot;))))">
            <text:p>implemented</text:p>
          </table:table-cell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69]&lt;&gt;&quot;&quot;;&quot;tested&quot;;IF([.E69]&lt;&gt;&quot;&quot;;&quot;reviewed&quot;;IF([.D69]&lt;&gt;&quot;&quot;;&quot;implemented&quot;;IF([.C69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70]&lt;&gt;&quot;&quot;;&quot;tested&quot;;IF([.E70]&lt;&gt;&quot;&quot;;&quot;reviewed&quot;;IF([.D70]&lt;&gt;&quot;&quot;;&quot;implemented&quot;;IF([.C7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11" table:number-columns-repeated="5"/>
          <table:table-cell office:value-type="string" office:string-value="missing" table:style-name="ce10" table:formula="=IF([.F71]&lt;&gt;&quot;&quot;;&quot;tested&quot;;IF([.E71]&lt;&gt;&quot;&quot;;&quot;reviewed&quot;;IF([.D71]&lt;&gt;&quot;&quot;;&quot;implemented&quot;;IF([.C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2]&lt;&gt;&quot;&quot;;&quot;tested&quot;;IF([.E72]&lt;&gt;&quot;&quot;;&quot;reviewed&quot;;IF([.D72]&lt;&gt;&quot;&quot;;&quot;implemented&quot;;IF([.C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3]&lt;&gt;&quot;&quot;;&quot;tested&quot;;IF([.E73]&lt;&gt;&quot;&quot;;&quot;reviewed&quot;;IF([.D73]&lt;&gt;&quot;&quot;;&quot;implemented&quot;;IF([.C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4]&lt;&gt;&quot;&quot;;&quot;tested&quot;;IF([.E74]&lt;&gt;&quot;&quot;;&quot;reviewed&quot;;IF([.D74]&lt;&gt;&quot;&quot;;&quot;implemented&quot;;IF([.C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5]&lt;&gt;&quot;&quot;;&quot;tested&quot;;IF([.E75]&lt;&gt;&quot;&quot;;&quot;reviewed&quot;;IF([.D75]&lt;&gt;&quot;&quot;;&quot;implemented&quot;;IF([.C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6]&lt;&gt;&quot;&quot;;&quot;tested&quot;;IF([.E76]&lt;&gt;&quot;&quot;;&quot;reviewed&quot;;IF([.D76]&lt;&gt;&quot;&quot;;&quot;implemented&quot;;IF([.C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7]&lt;&gt;&quot;&quot;;&quot;tested&quot;;IF([.E77]&lt;&gt;&quot;&quot;;&quot;reviewed&quot;;IF([.D77]&lt;&gt;&quot;&quot;;&quot;implemented&quot;;IF([.C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OUR" table:style-name="ce6">
            <text:p>HOU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8]&lt;&gt;&quot;&quot;;&quot;tested&quot;;IF([.E78]&lt;&gt;&quot;&quot;;&quot;reviewed&quot;;IF([.D78]&lt;&gt;&quot;&quot;;&quot;implemented&quot;;IF([.C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9]&lt;&gt;&quot;&quot;;&quot;tested&quot;;IF([.E79]&lt;&gt;&quot;&quot;;&quot;reviewed&quot;;IF([.D79]&lt;&gt;&quot;&quot;;&quot;implemented&quot;;IF([.C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NTH" table:style-name="ce6">
            <text:p>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0]&lt;&gt;&quot;&quot;;&quot;tested&quot;;IF([.E80]&lt;&gt;&quot;&quot;;&quot;reviewed&quot;;IF([.D80]&lt;&gt;&quot;&quot;;&quot;implemented&quot;;IF([.C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81]&lt;&gt;&quot;&quot;;&quot;tested&quot;;IF([.E81]&lt;&gt;&quot;&quot;;&quot;reviewed&quot;;IF([.D81]&lt;&gt;&quot;&quot;;&quot;implemented&quot;;IF([.C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W" table:style-name="ce6">
            <text:p>NOW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2]&lt;&gt;&quot;&quot;;&quot;tested&quot;;IF([.E82]&lt;&gt;&quot;&quot;;&quot;reviewed&quot;;IF([.D82]&lt;&gt;&quot;&quot;;&quot;implemented&quot;;IF([.C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3]&lt;&gt;&quot;&quot;;&quot;tested&quot;;IF([.E83]&lt;&gt;&quot;&quot;;&quot;reviewed&quot;;IF([.D83]&lt;&gt;&quot;&quot;;&quot;implemented&quot;;IF([.C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" table:style-name="ce6">
            <text:p>TIM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4]&lt;&gt;&quot;&quot;;&quot;tested&quot;;IF([.E84]&lt;&gt;&quot;&quot;;&quot;reviewed&quot;;IF([.D84]&lt;&gt;&quot;&quot;;&quot;implemented&quot;;IF([.C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5]&lt;&gt;&quot;&quot;;&quot;tested&quot;;IF([.E85]&lt;&gt;&quot;&quot;;&quot;reviewed&quot;;IF([.D85]&lt;&gt;&quot;&quot;;&quot;implemented&quot;;IF([.C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ODAY" table:style-name="ce6">
            <text:p>TO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6]&lt;&gt;&quot;&quot;;&quot;tested&quot;;IF([.E86]&lt;&gt;&quot;&quot;;&quot;reviewed&quot;;IF([.D86]&lt;&gt;&quot;&quot;;&quot;implemented&quot;;IF([.C86]&lt;&gt;&quot;&quot;;&quot;assigned&quot;;&quot;missing&quot;))))">
            <text:p>implemented</text:p>
          </table:table-cell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87]&lt;&gt;&quot;&quot;;&quot;tested&quot;;IF([.E87]&lt;&gt;&quot;&quot;;&quot;reviewed&quot;;IF([.D87]&lt;&gt;&quot;&quot;;&quot;implemented&quot;;IF([.C87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8]&lt;&gt;&quot;&quot;;&quot;tested&quot;;IF([.E88]&lt;&gt;&quot;&quot;;&quot;reviewed&quot;;IF([.D88]&lt;&gt;&quot;&quot;;&quot;implemented&quot;;IF([.C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89]&lt;&gt;&quot;&quot;;&quot;tested&quot;;IF([.E89]&lt;&gt;&quot;&quot;;&quot;reviewed&quot;;IF([.D89]&lt;&gt;&quot;&quot;;&quot;implemented&quot;;IF([.C8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90]&lt;&gt;&quot;&quot;;&quot;tested&quot;;IF([.E90]&lt;&gt;&quot;&quot;;&quot;reviewed&quot;;IF([.D90]&lt;&gt;&quot;&quot;;&quot;implemented&quot;;IF([.C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" table:style-name="ce6">
            <text:p>YE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91]&lt;&gt;&quot;&quot;;&quot;tested&quot;;IF([.E91]&lt;&gt;&quot;&quot;;&quot;reviewed&quot;;IF([.D91]&lt;&gt;&quot;&quot;;&quot;implemented&quot;;IF([.C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office:value-type="string" office:string-value="tested" table:style-name="ce10" table:formula="=IF([.F92]&lt;&gt;&quot;&quot;;&quot;tested&quot;;IF([.E92]&lt;&gt;&quot;&quot;;&quot;reviewed&quot;;IF([.D92]&lt;&gt;&quot;&quot;;&quot;implemented&quot;;IF([.C92]&lt;&gt;&quot;&quot;;&quot;assigned&quot;;&quot;missing&quot;))))">
            <text:p>tes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DE" table:style-name="ce6">
            <text:p>DDE</text:p>
          </table:table-cell>
          <table:table-cell table:style-name="ce11" table:number-columns-repeated="5"/>
          <table:table-cell office:value-type="string" office:string-value="missing" table:style-name="ce10" table:formula="=IF([.F95]&lt;&gt;&quot;&quot;;&quot;tested&quot;;IF([.E95]&lt;&gt;&quot;&quot;;&quot;reviewed&quot;;IF([.D95]&lt;&gt;&quot;&quot;;&quot;implemented&quot;;IF([.C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6]&lt;&gt;&quot;&quot;;&quot;tested&quot;;IF([.E96]&lt;&gt;&quot;&quot;;&quot;reviewed&quot;;IF([.D96]&lt;&gt;&quot;&quot;;&quot;implemented&quot;;IF([.C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TD" table:style-name="ce6">
            <text:p>RTD</text:p>
          </table:table-cell>
          <table:table-cell table:style-name="ce11" table:number-columns-repeated="5"/>
          <table:table-cell office:value-type="string" office:string-value="missing" table:style-name="ce10" table:formula="=IF([.F97]&lt;&gt;&quot;&quot;;&quot;tested&quot;;IF([.E97]&lt;&gt;&quot;&quot;;&quot;reviewed&quot;;IF([.D97]&lt;&gt;&quot;&quot;;&quot;implemented&quot;;IF([.C9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0]&lt;&gt;&quot;&quot;;&quot;tested&quot;;IF([.E100]&lt;&gt;&quot;&quot;;&quot;reviewed&quot;;IF([.D100]&lt;&gt;&quot;&quot;;&quot;implemented&quot;;IF([.C1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1]&lt;&gt;&quot;&quot;;&quot;tested&quot;;IF([.E101]&lt;&gt;&quot;&quot;;&quot;reviewed&quot;;IF([.D101]&lt;&gt;&quot;&quot;;&quot;implemented&quot;;IF([.C1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2]&lt;&gt;&quot;&quot;;&quot;tested&quot;;IF([.E102]&lt;&gt;&quot;&quot;;&quot;reviewed&quot;;IF([.D102]&lt;&gt;&quot;&quot;;&quot;implemented&quot;;IF([.C1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3]&lt;&gt;&quot;&quot;;&quot;tested&quot;;IF([.E103]&lt;&gt;&quot;&quot;;&quot;reviewed&quot;;IF([.D103]&lt;&gt;&quot;&quot;;&quot;implemented&quot;;IF([.C1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4]&lt;&gt;&quot;&quot;;&quot;tested&quot;;IF([.E104]&lt;&gt;&quot;&quot;;&quot;reviewed&quot;;IF([.D104]&lt;&gt;&quot;&quot;;&quot;implemented&quot;;IF([.C1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5]&lt;&gt;&quot;&quot;;&quot;tested&quot;;IF([.E105]&lt;&gt;&quot;&quot;;&quot;reviewed&quot;;IF([.D105]&lt;&gt;&quot;&quot;;&quot;implemented&quot;;IF([.C1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6]&lt;&gt;&quot;&quot;;&quot;tested&quot;;IF([.E106]&lt;&gt;&quot;&quot;;&quot;reviewed&quot;;IF([.D106]&lt;&gt;&quot;&quot;;&quot;implemented&quot;;IF([.C1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7]&lt;&gt;&quot;&quot;;&quot;tested&quot;;IF([.E107]&lt;&gt;&quot;&quot;;&quot;reviewed&quot;;IF([.D107]&lt;&gt;&quot;&quot;;&quot;implemented&quot;;IF([.C1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8]&lt;&gt;&quot;&quot;;&quot;tested&quot;;IF([.E108]&lt;&gt;&quot;&quot;;&quot;reviewed&quot;;IF([.D108]&lt;&gt;&quot;&quot;;&quot;implemented&quot;;IF([.C1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9]&lt;&gt;&quot;&quot;;&quot;tested&quot;;IF([.E109]&lt;&gt;&quot;&quot;;&quot;reviewed&quot;;IF([.D109]&lt;&gt;&quot;&quot;;&quot;implemented&quot;;IF([.C1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0]&lt;&gt;&quot;&quot;;&quot;tested&quot;;IF([.E110]&lt;&gt;&quot;&quot;;&quot;reviewed&quot;;IF([.D110]&lt;&gt;&quot;&quot;;&quot;implemented&quot;;IF([.C1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1]&lt;&gt;&quot;&quot;;&quot;tested&quot;;IF([.E111]&lt;&gt;&quot;&quot;;&quot;reviewed&quot;;IF([.D111]&lt;&gt;&quot;&quot;;&quot;implemented&quot;;IF([.C1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B" table:style-name="ce6">
            <text:p>DB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2]&lt;&gt;&quot;&quot;;&quot;tested&quot;;IF([.E112]&lt;&gt;&quot;&quot;;&quot;reviewed&quot;;IF([.D112]&lt;&gt;&quot;&quot;;&quot;implemented&quot;;IF([.C1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DB" table:style-name="ce6">
            <text:p>DDB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3]&lt;&gt;&quot;&quot;;&quot;tested&quot;;IF([.E113]&lt;&gt;&quot;&quot;;&quot;reviewed&quot;;IF([.D113]&lt;&gt;&quot;&quot;;&quot;implemented&quot;;IF([.C1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ISC" table:style-name="ce6">
            <text:p>DIS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4]&lt;&gt;&quot;&quot;;&quot;tested&quot;;IF([.E114]&lt;&gt;&quot;&quot;;&quot;reviewed&quot;;IF([.D114]&lt;&gt;&quot;&quot;;&quot;implemented&quot;;IF([.C1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5]&lt;&gt;&quot;&quot;;&quot;tested&quot;;IF([.E115]&lt;&gt;&quot;&quot;;&quot;reviewed&quot;;IF([.D115]&lt;&gt;&quot;&quot;;&quot;implemented&quot;;IF([.C11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6]&lt;&gt;&quot;&quot;;&quot;tested&quot;;IF([.E116]&lt;&gt;&quot;&quot;;&quot;reviewed&quot;;IF([.D116]&lt;&gt;&quot;&quot;;&quot;implemented&quot;;IF([.C11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7]&lt;&gt;&quot;&quot;;&quot;tested&quot;;IF([.E117]&lt;&gt;&quot;&quot;;&quot;reviewed&quot;;IF([.D117]&lt;&gt;&quot;&quot;;&quot;implemented&quot;;IF([.C1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8]&lt;&gt;&quot;&quot;;&quot;tested&quot;;IF([.E118]&lt;&gt;&quot;&quot;;&quot;reviewed&quot;;IF([.D118]&lt;&gt;&quot;&quot;;&quot;implemented&quot;;IF([.C11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V" table:style-name="ce6">
            <text:p>F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9]&lt;&gt;&quot;&quot;;&quot;tested&quot;;IF([.E119]&lt;&gt;&quot;&quot;;&quot;reviewed&quot;;IF([.D119]&lt;&gt;&quot;&quot;;&quot;implemented&quot;;IF([.C1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20]&lt;&gt;&quot;&quot;;&quot;tested&quot;;IF([.E120]&lt;&gt;&quot;&quot;;&quot;reviewed&quot;;IF([.D120]&lt;&gt;&quot;&quot;;&quot;implemented&quot;;IF([.C1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1]&lt;&gt;&quot;&quot;;&quot;tested&quot;;IF([.E121]&lt;&gt;&quot;&quot;;&quot;reviewed&quot;;IF([.D121]&lt;&gt;&quot;&quot;;&quot;implemented&quot;;IF([.C12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PMT" table:style-name="ce6">
            <text:p>IPM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2]&lt;&gt;&quot;&quot;;&quot;tested&quot;;IF([.E122]&lt;&gt;&quot;&quot;;&quot;reviewed&quot;;IF([.D122]&lt;&gt;&quot;&quot;;&quot;implemented&quot;;IF([.C1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3]&lt;&gt;&quot;&quot;;&quot;tested&quot;;IF([.E123]&lt;&gt;&quot;&quot;;&quot;reviewed&quot;;IF([.D123]&lt;&gt;&quot;&quot;;&quot;implemented&quot;;IF([.C1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PMT" table:style-name="ce6">
            <text:p>ISPM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4]&lt;&gt;&quot;&quot;;&quot;tested&quot;;IF([.E124]&lt;&gt;&quot;&quot;;&quot;reviewed&quot;;IF([.D124]&lt;&gt;&quot;&quot;;&quot;implemented&quot;;IF([.C1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5]&lt;&gt;&quot;&quot;;&quot;tested&quot;;IF([.E125]&lt;&gt;&quot;&quot;;&quot;reviewed&quot;;IF([.D125]&lt;&gt;&quot;&quot;;&quot;implemented&quot;;IF([.C1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6]&lt;&gt;&quot;&quot;;&quot;tested&quot;;IF([.E126]&lt;&gt;&quot;&quot;;&quot;reviewed&quot;;IF([.D126]&lt;&gt;&quot;&quot;;&quot;implemented&quot;;IF([.C1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7]&lt;&gt;&quot;&quot;;&quot;tested&quot;;IF([.E127]&lt;&gt;&quot;&quot;;&quot;reviewed&quot;;IF([.D127]&lt;&gt;&quot;&quot;;&quot;implemented&quot;;IF([.C12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PER" table:style-name="ce6">
            <text:p>NP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8]&lt;&gt;&quot;&quot;;&quot;tested&quot;;IF([.E128]&lt;&gt;&quot;&quot;;&quot;reviewed&quot;;IF([.D128]&lt;&gt;&quot;&quot;;&quot;implemented&quot;;IF([.C1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9]&lt;&gt;&quot;&quot;;&quot;tested&quot;;IF([.E129]&lt;&gt;&quot;&quot;;&quot;reviewed&quot;;IF([.D129]&lt;&gt;&quot;&quot;;&quot;implemented&quot;;IF([.C1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0]&lt;&gt;&quot;&quot;;&quot;tested&quot;;IF([.E130]&lt;&gt;&quot;&quot;;&quot;reviewed&quot;;IF([.D130]&lt;&gt;&quot;&quot;;&quot;implemented&quot;;IF([.C1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1]&lt;&gt;&quot;&quot;;&quot;tested&quot;;IF([.E131]&lt;&gt;&quot;&quot;;&quot;reviewed&quot;;IF([.D131]&lt;&gt;&quot;&quot;;&quot;implemented&quot;;IF([.C1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2]&lt;&gt;&quot;&quot;;&quot;tested&quot;;IF([.E132]&lt;&gt;&quot;&quot;;&quot;reviewed&quot;;IF([.D132]&lt;&gt;&quot;&quot;;&quot;implemented&quot;;IF([.C1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3]&lt;&gt;&quot;&quot;;&quot;tested&quot;;IF([.E133]&lt;&gt;&quot;&quot;;&quot;reviewed&quot;;IF([.D133]&lt;&gt;&quot;&quot;;&quot;implemented&quot;;IF([.C1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4]&lt;&gt;&quot;&quot;;&quot;tested&quot;;IF([.E134]&lt;&gt;&quot;&quot;;&quot;reviewed&quot;;IF([.D134]&lt;&gt;&quot;&quot;;&quot;implemented&quot;;IF([.C1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5]&lt;&gt;&quot;&quot;;&quot;tested&quot;;IF([.E135]&lt;&gt;&quot;&quot;;&quot;reviewed&quot;;IF([.D135]&lt;&gt;&quot;&quot;;&quot;implemented&quot;;IF([.C1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6]&lt;&gt;&quot;&quot;;&quot;tested&quot;;IF([.E136]&lt;&gt;&quot;&quot;;&quot;reviewed&quot;;IF([.D136]&lt;&gt;&quot;&quot;;&quot;implemented&quot;;IF([.C1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37]&lt;&gt;&quot;&quot;;&quot;tested&quot;;IF([.E137]&lt;&gt;&quot;&quot;;&quot;reviewed&quot;;IF([.D137]&lt;&gt;&quot;&quot;;&quot;implemented&quot;;IF([.C1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8]&lt;&gt;&quot;&quot;;&quot;tested&quot;;IF([.E138]&lt;&gt;&quot;&quot;;&quot;reviewed&quot;;IF([.D138]&lt;&gt;&quot;&quot;;&quot;implemented&quot;;IF([.C1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9]&lt;&gt;&quot;&quot;;&quot;tested&quot;;IF([.E139]&lt;&gt;&quot;&quot;;&quot;reviewed&quot;;IF([.D139]&lt;&gt;&quot;&quot;;&quot;implemented&quot;;IF([.C1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0]&lt;&gt;&quot;&quot;;&quot;tested&quot;;IF([.E140]&lt;&gt;&quot;&quot;;&quot;reviewed&quot;;IF([.D140]&lt;&gt;&quot;&quot;;&quot;implemented&quot;;IF([.C1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1]&lt;&gt;&quot;&quot;;&quot;tested&quot;;IF([.E141]&lt;&gt;&quot;&quot;;&quot;reviewed&quot;;IF([.D141]&lt;&gt;&quot;&quot;;&quot;implemented&quot;;IF([.C1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11" table:number-columns-repeated="5"/>
          <table:table-cell office:value-type="string" office:string-value="missing" table:style-name="ce10" table:formula="=IF([.F142]&lt;&gt;&quot;&quot;;&quot;tested&quot;;IF([.E142]&lt;&gt;&quot;&quot;;&quot;reviewed&quot;;IF([.D142]&lt;&gt;&quot;&quot;;&quot;implemented&quot;;IF([.C1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N" table:style-name="ce6">
            <text:p>SL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3]&lt;&gt;&quot;&quot;;&quot;tested&quot;;IF([.E143]&lt;&gt;&quot;&quot;;&quot;reviewed&quot;;IF([.D143]&lt;&gt;&quot;&quot;;&quot;implemented&quot;;IF([.C1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YD" table:style-name="ce6">
            <text:p>SY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4]&lt;&gt;&quot;&quot;;&quot;tested&quot;;IF([.E144]&lt;&gt;&quot;&quot;;&quot;reviewed&quot;;IF([.D144]&lt;&gt;&quot;&quot;;&quot;implemented&quot;;IF([.C1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5]&lt;&gt;&quot;&quot;;&quot;tested&quot;;IF([.E145]&lt;&gt;&quot;&quot;;&quot;reviewed&quot;;IF([.D145]&lt;&gt;&quot;&quot;;&quot;implemented&quot;;IF([.C1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6]&lt;&gt;&quot;&quot;;&quot;tested&quot;;IF([.E146]&lt;&gt;&quot;&quot;;&quot;reviewed&quot;;IF([.D146]&lt;&gt;&quot;&quot;;&quot;implemented&quot;;IF([.C1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7]&lt;&gt;&quot;&quot;;&quot;tested&quot;;IF([.E147]&lt;&gt;&quot;&quot;;&quot;reviewed&quot;;IF([.D147]&lt;&gt;&quot;&quot;;&quot;implemented&quot;;IF([.C1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8]&lt;&gt;&quot;&quot;;&quot;tested&quot;;IF([.E148]&lt;&gt;&quot;&quot;;&quot;reviewed&quot;;IF([.D148]&lt;&gt;&quot;&quot;;&quot;implemented&quot;;IF([.C1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49]&lt;&gt;&quot;&quot;;&quot;tested&quot;;IF([.E149]&lt;&gt;&quot;&quot;;&quot;reviewed&quot;;IF([.D149]&lt;&gt;&quot;&quot;;&quot;implemented&quot;;IF([.C1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0]&lt;&gt;&quot;&quot;;&quot;tested&quot;;IF([.E150]&lt;&gt;&quot;&quot;;&quot;reviewed&quot;;IF([.D150]&lt;&gt;&quot;&quot;;&quot;implemented&quot;;IF([.C1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1]&lt;&gt;&quot;&quot;;&quot;tested&quot;;IF([.E151]&lt;&gt;&quot;&quot;;&quot;reviewed&quot;;IF([.D151]&lt;&gt;&quot;&quot;;&quot;implemented&quot;;IF([.C1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2]&lt;&gt;&quot;&quot;;&quot;tested&quot;;IF([.E152]&lt;&gt;&quot;&quot;;&quot;reviewed&quot;;IF([.D152]&lt;&gt;&quot;&quot;;&quot;implemented&quot;;IF([.C1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3]&lt;&gt;&quot;&quot;;&quot;tested&quot;;IF([.E153]&lt;&gt;&quot;&quot;;&quot;reviewed&quot;;IF([.D153]&lt;&gt;&quot;&quot;;&quot;implemented&quot;;IF([.C153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EAS" table:style-name="ce6">
            <text:p>AREA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6]&lt;&gt;&quot;&quot;;&quot;tested&quot;;IF([.E156]&lt;&gt;&quot;&quot;;&quot;reviewed&quot;;IF([.D156]&lt;&gt;&quot;&quot;;&quot;implemented&quot;;IF([.C1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7]&lt;&gt;&quot;&quot;;&quot;tested&quot;;IF([.E157]&lt;&gt;&quot;&quot;;&quot;reviewed&quot;;IF([.D157]&lt;&gt;&quot;&quot;;&quot;implemented&quot;;IF([.C1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8]&lt;&gt;&quot;&quot;;&quot;tested&quot;;IF([.E158]&lt;&gt;&quot;&quot;;&quot;reviewed&quot;;IF([.D158]&lt;&gt;&quot;&quot;;&quot;implemented&quot;;IF([.C1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9]&lt;&gt;&quot;&quot;;&quot;tested&quot;;IF([.E159]&lt;&gt;&quot;&quot;;&quot;reviewed&quot;;IF([.D159]&lt;&gt;&quot;&quot;;&quot;implemented&quot;;IF([.C1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" table:style-name="ce6">
            <text:p>COUN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0]&lt;&gt;&quot;&quot;;&quot;tested&quot;;IF([.E160]&lt;&gt;&quot;&quot;;&quot;reviewed&quot;;IF([.D160]&lt;&gt;&quot;&quot;;&quot;implemented&quot;;IF([.C1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1]&lt;&gt;&quot;&quot;;&quot;tested&quot;;IF([.E161]&lt;&gt;&quot;&quot;;&quot;reviewed&quot;;IF([.D161]&lt;&gt;&quot;&quot;;&quot;implemented&quot;;IF([.C1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2]&lt;&gt;&quot;&quot;;&quot;tested&quot;;IF([.E162]&lt;&gt;&quot;&quot;;&quot;reviewed&quot;;IF([.D162]&lt;&gt;&quot;&quot;;&quot;implemented&quot;;IF([.C1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3]&lt;&gt;&quot;&quot;;&quot;tested&quot;;IF([.E163]&lt;&gt;&quot;&quot;;&quot;reviewed&quot;;IF([.D163]&lt;&gt;&quot;&quot;;&quot;implemented&quot;;IF([.C1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11" table:number-columns-repeated="5"/>
          <table:table-cell office:value-type="string" office:string-value="missing" table:style-name="ce10" table:formula="=IF([.F164]&lt;&gt;&quot;&quot;;&quot;tested&quot;;IF([.E164]&lt;&gt;&quot;&quot;;&quot;reviewed&quot;;IF([.D164]&lt;&gt;&quot;&quot;;&quot;implemented&quot;;IF([.C1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11" table:number-columns-repeated="5"/>
          <table:table-cell office:value-type="string" office:string-value="missing" table:style-name="ce10" table:formula="=IF([.F165]&lt;&gt;&quot;&quot;;&quot;tested&quot;;IF([.E165]&lt;&gt;&quot;&quot;;&quot;reviewed&quot;;IF([.D165]&lt;&gt;&quot;&quot;;&quot;implemented&quot;;IF([.C1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11" table:number-columns-repeated="5"/>
          <table:table-cell office:value-type="string" office:string-value="missing" table:style-name="ce10" table:formula="=IF([.F166]&lt;&gt;&quot;&quot;;&quot;tested&quot;;IF([.E166]&lt;&gt;&quot;&quot;;&quot;reviewed&quot;;IF([.D166]&lt;&gt;&quot;&quot;;&quot;implemented&quot;;IF([.C1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7]&lt;&gt;&quot;&quot;;&quot;tested&quot;;IF([.E167]&lt;&gt;&quot;&quot;;&quot;reviewed&quot;;IF([.D167]&lt;&gt;&quot;&quot;;&quot;implemented&quot;;IF([.C1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8]&lt;&gt;&quot;&quot;;&quot;tested&quot;;IF([.E168]&lt;&gt;&quot;&quot;;&quot;reviewed&quot;;IF([.D168]&lt;&gt;&quot;&quot;;&quot;implemented&quot;;IF([.C16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" table:style-name="ce6">
            <text:p>ISERR</text:p>
          </table:table-cell>
          <table:table-cell table:style-name="ce11" table:number-columns-repeated="2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69]&lt;&gt;&quot;&quot;;&quot;tested&quot;;IF([.E169]&lt;&gt;&quot;&quot;;&quot;reviewed&quot;;IF([.D169]&lt;&gt;&quot;&quot;;&quot;implemented&quot;;IF([.C16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table:style-name="ce11" table:number-columns-repeated="2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0]&lt;&gt;&quot;&quot;;&quot;tested&quot;;IF([.E170]&lt;&gt;&quot;&quot;;&quot;reviewed&quot;;IF([.D170]&lt;&gt;&quot;&quot;;&quot;implemented&quot;;IF([.C1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1]&lt;&gt;&quot;&quot;;&quot;tested&quot;;IF([.E171]&lt;&gt;&quot;&quot;;&quot;reviewed&quot;;IF([.D171]&lt;&gt;&quot;&quot;;&quot;implemented&quot;;IF([.C1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table:style-name="ce11" table:number-columns-repeated="5"/>
          <table:table-cell office:value-type="string" office:string-value="missing" table:style-name="ce10" table:formula="=IF([.F172]&lt;&gt;&quot;&quot;;&quot;tested&quot;;IF([.E172]&lt;&gt;&quot;&quot;;&quot;reviewed&quot;;IF([.D172]&lt;&gt;&quot;&quot;;&quot;implemented&quot;;IF([.C1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3]&lt;&gt;&quot;&quot;;&quot;tested&quot;;IF([.E173]&lt;&gt;&quot;&quot;;&quot;reviewed&quot;;IF([.D173]&lt;&gt;&quot;&quot;;&quot;implemented&quot;;IF([.C1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4]&lt;&gt;&quot;&quot;;&quot;tested&quot;;IF([.E174]&lt;&gt;&quot;&quot;;&quot;reviewed&quot;;IF([.D174]&lt;&gt;&quot;&quot;;&quot;implemented&quot;;IF([.C1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A" table:style-name="ce6">
            <text:p>ISNA</text:p>
          </table:table-cell>
          <table:table-cell table:style-name="ce11" table:number-columns-repeated="2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5]&lt;&gt;&quot;&quot;;&quot;tested&quot;;IF([.E175]&lt;&gt;&quot;&quot;;&quot;reviewed&quot;;IF([.D175]&lt;&gt;&quot;&quot;;&quot;implemented&quot;;IF([.C1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table:style-name="ce11" table:number-columns-repeated="5"/>
          <table:table-cell office:value-type="string" office:string-value="missing" table:style-name="ce10" table:formula="=IF([.F176]&lt;&gt;&quot;&quot;;&quot;tested&quot;;IF([.E176]&lt;&gt;&quot;&quot;;&quot;reviewed&quot;;IF([.D176]&lt;&gt;&quot;&quot;;&quot;implemented&quot;;IF([.C1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7]&lt;&gt;&quot;&quot;;&quot;tested&quot;;IF([.E177]&lt;&gt;&quot;&quot;;&quot;reviewed&quot;;IF([.D177]&lt;&gt;&quot;&quot;;&quot;implemented&quot;;IF([.C1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8]&lt;&gt;&quot;&quot;;&quot;tested&quot;;IF([.E178]&lt;&gt;&quot;&quot;;&quot;reviewed&quot;;IF([.D178]&lt;&gt;&quot;&quot;;&quot;implemented&quot;;IF([.C1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REF" table:style-name="ce6">
            <text:p>ISRE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9]&lt;&gt;&quot;&quot;;&quot;tested&quot;;IF([.E179]&lt;&gt;&quot;&quot;;&quot;reviewed&quot;;IF([.D179]&lt;&gt;&quot;&quot;;&quot;implemented&quot;;IF([.C1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0]&lt;&gt;&quot;&quot;;&quot;tested&quot;;IF([.E180]&lt;&gt;&quot;&quot;;&quot;reviewed&quot;;IF([.D180]&lt;&gt;&quot;&quot;;&quot;implemented&quot;;IF([.C1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81]&lt;&gt;&quot;&quot;;&quot;tested&quot;;IF([.E181]&lt;&gt;&quot;&quot;;&quot;reviewed&quot;;IF([.D181]&lt;&gt;&quot;&quot;;&quot;implemented&quot;;IF([.C1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2]&lt;&gt;&quot;&quot;;&quot;tested&quot;;IF([.E182]&lt;&gt;&quot;&quot;;&quot;reviewed&quot;;IF([.D182]&lt;&gt;&quot;&quot;;&quot;implemented&quot;;IF([.C1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3]&lt;&gt;&quot;&quot;;&quot;tested&quot;;IF([.E183]&lt;&gt;&quot;&quot;;&quot;reviewed&quot;;IF([.D183]&lt;&gt;&quot;&quot;;&quot;implemented&quot;;IF([.C1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HEET" table:style-name="ce6">
            <text:p>SHEET</text:p>
          </table:table-cell>
          <table:table-cell table:style-name="ce11" table:number-columns-repeated="5"/>
          <table:table-cell office:value-type="string" office:string-value="missing" table:style-name="ce10" table:formula="=IF([.F184]&lt;&gt;&quot;&quot;;&quot;tested&quot;;IF([.E184]&lt;&gt;&quot;&quot;;&quot;reviewed&quot;;IF([.D184]&lt;&gt;&quot;&quot;;&quot;implemented&quot;;IF([.C1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table:style-name="ce11" table:number-columns-repeated="5"/>
          <table:table-cell office:value-type="string" office:string-value="missing" table:style-name="ce10" table:formula="=IF([.F185]&lt;&gt;&quot;&quot;;&quot;tested&quot;;IF([.E185]&lt;&gt;&quot;&quot;;&quot;reviewed&quot;;IF([.D185]&lt;&gt;&quot;&quot;;&quot;implemented&quot;;IF([.C1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6]&lt;&gt;&quot;&quot;;&quot;tested&quot;;IF([.E186]&lt;&gt;&quot;&quot;;&quot;reviewed&quot;;IF([.D186]&lt;&gt;&quot;&quot;;&quot;implemented&quot;;IF([.C18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7]&lt;&gt;&quot;&quot;;&quot;tested&quot;;IF([.E187]&lt;&gt;&quot;&quot;;&quot;reviewed&quot;;IF([.D187]&lt;&gt;&quot;&quot;;&quot;implemented&quot;;IF([.C18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table:style-name="ce11" table:number-columns-repeated="5"/>
          <table:table-cell office:value-type="string" office:string-value="missing" table:style-name="ce10" table:formula="=IF([.F188]&lt;&gt;&quot;&quot;;&quot;tested&quot;;IF([.E188]&lt;&gt;&quot;&quot;;&quot;reviewed&quot;;IF([.D188]&lt;&gt;&quot;&quot;;&quot;implemented&quot;;IF([.C188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1]&lt;&gt;&quot;&quot;;&quot;tested&quot;;IF([.E191]&lt;&gt;&quot;&quot;;&quot;reviewed&quot;;IF([.D191]&lt;&gt;&quot;&quot;;&quot;implemented&quot;;IF([.C1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2]&lt;&gt;&quot;&quot;;&quot;tested&quot;;IF([.E192]&lt;&gt;&quot;&quot;;&quot;reviewed&quot;;IF([.D192]&lt;&gt;&quot;&quot;;&quot;implemented&quot;;IF([.C19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3]&lt;&gt;&quot;&quot;;&quot;tested&quot;;IF([.E193]&lt;&gt;&quot;&quot;;&quot;reviewed&quot;;IF([.D193]&lt;&gt;&quot;&quot;;&quot;implemented&quot;;IF([.C19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94]&lt;&gt;&quot;&quot;;&quot;tested&quot;;IF([.E194]&lt;&gt;&quot;&quot;;&quot;reviewed&quot;;IF([.D194]&lt;&gt;&quot;&quot;;&quot;implemented&quot;;IF([.C19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5]&lt;&gt;&quot;&quot;;&quot;tested&quot;;IF([.E195]&lt;&gt;&quot;&quot;;&quot;reviewed&quot;;IF([.D195]&lt;&gt;&quot;&quot;;&quot;implemented&quot;;IF([.C19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6]&lt;&gt;&quot;&quot;;&quot;tested&quot;;IF([.E196]&lt;&gt;&quot;&quot;;&quot;reviewed&quot;;IF([.D196]&lt;&gt;&quot;&quot;;&quot;implemented&quot;;IF([.C19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7]&lt;&gt;&quot;&quot;;&quot;tested&quot;;IF([.E197]&lt;&gt;&quot;&quot;;&quot;reviewed&quot;;IF([.D197]&lt;&gt;&quot;&quot;;&quot;implemented&quot;;IF([.C19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98]&lt;&gt;&quot;&quot;;&quot;tested&quot;;IF([.E198]&lt;&gt;&quot;&quot;;&quot;reviewed&quot;;IF([.D198]&lt;&gt;&quot;&quot;;&quot;implemented&quot;;IF([.C1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99]&lt;&gt;&quot;&quot;;&quot;tested&quot;;IF([.E199]&lt;&gt;&quot;&quot;;&quot;reviewed&quot;;IF([.D199]&lt;&gt;&quot;&quot;;&quot;implemented&quot;;IF([.C1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200]&lt;&gt;&quot;&quot;;&quot;tested&quot;;IF([.E200]&lt;&gt;&quot;&quot;;&quot;reviewed&quot;;IF([.D200]&lt;&gt;&quot;&quot;;&quot;implemented&quot;;IF([.C200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ND" table:style-name="ce6">
            <text:p>A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3]&lt;&gt;&quot;&quot;;&quot;tested&quot;;IF([.E203]&lt;&gt;&quot;&quot;;&quot;reviewed&quot;;IF([.D203]&lt;&gt;&quot;&quot;;&quot;implemented&quot;;IF([.C20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LSE" table:style-name="ce6">
            <text:p>FALS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4]&lt;&gt;&quot;&quot;;&quot;tested&quot;;IF([.E204]&lt;&gt;&quot;&quot;;&quot;reviewed&quot;;IF([.D204]&lt;&gt;&quot;&quot;;&quot;implemented&quot;;IF([.C20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F" table:style-name="ce6">
            <text:p>I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5]&lt;&gt;&quot;&quot;;&quot;tested&quot;;IF([.E205]&lt;&gt;&quot;&quot;;&quot;reviewed&quot;;IF([.D205]&lt;&gt;&quot;&quot;;&quot;implemented&quot;;IF([.C2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T" table:style-name="ce6">
            <text:p>NO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6]&lt;&gt;&quot;&quot;;&quot;tested&quot;;IF([.E206]&lt;&gt;&quot;&quot;;&quot;reviewed&quot;;IF([.D206]&lt;&gt;&quot;&quot;;&quot;implemented&quot;;IF([.C20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R" table:style-name="ce6">
            <text:p>O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7]&lt;&gt;&quot;&quot;;&quot;tested&quot;;IF([.E207]&lt;&gt;&quot;&quot;;&quot;reviewed&quot;;IF([.D207]&lt;&gt;&quot;&quot;;&quot;implemented&quot;;IF([.C20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UE" table:style-name="ce6">
            <text:p>TRU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8]&lt;&gt;&quot;&quot;;&quot;tested&quot;;IF([.E208]&lt;&gt;&quot;&quot;;&quot;reviewed&quot;;IF([.D208]&lt;&gt;&quot;&quot;;&quot;implemented&quot;;IF([.C20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XOR" table:style-name="ce6">
            <text:p>XO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9]&lt;&gt;&quot;&quot;;&quot;tested&quot;;IF([.E209]&lt;&gt;&quot;&quot;;&quot;reviewed&quot;;IF([.D209]&lt;&gt;&quot;&quot;;&quot;implemented&quot;;IF([.C209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2]&lt;&gt;&quot;&quot;;&quot;tested&quot;;IF([.E212]&lt;&gt;&quot;&quot;;&quot;reviewed&quot;;IF([.D212]&lt;&gt;&quot;&quot;;&quot;implemented&quot;;IF([.C2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3]&lt;&gt;&quot;&quot;;&quot;tested&quot;;IF([.E213]&lt;&gt;&quot;&quot;;&quot;reviewed&quot;;IF([.D213]&lt;&gt;&quot;&quot;;&quot;implemented&quot;;IF([.C2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SH" table:style-name="ce6">
            <text:p>ACOS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4]&lt;&gt;&quot;&quot;;&quot;tested&quot;;IF([.E214]&lt;&gt;&quot;&quot;;&quot;reviewed&quot;;IF([.D214]&lt;&gt;&quot;&quot;;&quot;implemented&quot;;IF([.C2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T" table:style-name="ce6">
            <text:p>ACOT</text:p>
          </table:table-cell>
          <table:table-cell office:value-type="string" office:string-value="Huge" table:style-name="ce7">
            <text:p>Huge</text:p>
          </table:table-cell>
          <table:table-cell table:style-name="ce11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5]&lt;&gt;&quot;&quot;;&quot;tested&quot;;IF([.E215]&lt;&gt;&quot;&quot;;&quot;reviewed&quot;;IF([.D215]&lt;&gt;&quot;&quot;;&quot;implemented&quot;;IF([.C21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TH" table:style-name="ce6">
            <text:p>ACOTH</text:p>
          </table:table-cell>
          <table:table-cell table:style-name="ce11" table:number-columns-repeated="5"/>
          <table:table-cell office:value-type="string" office:string-value="missing" table:style-name="ce10" table:formula="=IF([.F216]&lt;&gt;&quot;&quot;;&quot;tested&quot;;IF([.E216]&lt;&gt;&quot;&quot;;&quot;reviewed&quot;;IF([.D216]&lt;&gt;&quot;&quot;;&quot;implemented&quot;;IF([.C2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7]&lt;&gt;&quot;&quot;;&quot;tested&quot;;IF([.E217]&lt;&gt;&quot;&quot;;&quot;reviewed&quot;;IF([.D217]&lt;&gt;&quot;&quot;;&quot;implemented&quot;;IF([.C2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SINH" table:style-name="ce6">
            <text:p>ASIN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8]&lt;&gt;&quot;&quot;;&quot;tested&quot;;IF([.E218]&lt;&gt;&quot;&quot;;&quot;reviewed&quot;;IF([.D218]&lt;&gt;&quot;&quot;;&quot;implemented&quot;;IF([.C21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9]&lt;&gt;&quot;&quot;;&quot;tested&quot;;IF([.E219]&lt;&gt;&quot;&quot;;&quot;reviewed&quot;;IF([.D219]&lt;&gt;&quot;&quot;;&quot;implemented&quot;;IF([.C2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0]&lt;&gt;&quot;&quot;;&quot;tested&quot;;IF([.E220]&lt;&gt;&quot;&quot;;&quot;reviewed&quot;;IF([.D220]&lt;&gt;&quot;&quot;;&quot;implemented&quot;;IF([.C22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H" table:style-name="ce6">
            <text:p>ATAN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1]&lt;&gt;&quot;&quot;;&quot;tested&quot;;IF([.E221]&lt;&gt;&quot;&quot;;&quot;reviewed&quot;;IF([.D221]&lt;&gt;&quot;&quot;;&quot;implemented&quot;;IF([.C22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2]&lt;&gt;&quot;&quot;;&quot;tested&quot;;IF([.E222]&lt;&gt;&quot;&quot;;&quot;reviewed&quot;;IF([.D222]&lt;&gt;&quot;&quot;;&quot;implemented&quot;;IF([.C2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3]&lt;&gt;&quot;&quot;;&quot;tested&quot;;IF([.E223]&lt;&gt;&quot;&quot;;&quot;reviewed&quot;;IF([.D223]&lt;&gt;&quot;&quot;;&quot;implemented&quot;;IF([.C22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4]&lt;&gt;&quot;&quot;;&quot;tested&quot;;IF([.E224]&lt;&gt;&quot;&quot;;&quot;reviewed&quot;;IF([.D224]&lt;&gt;&quot;&quot;;&quot;implemented&quot;;IF([.C2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5]&lt;&gt;&quot;&quot;;&quot;tested&quot;;IF([.E225]&lt;&gt;&quot;&quot;;&quot;reviewed&quot;;IF([.D225]&lt;&gt;&quot;&quot;;&quot;implemented&quot;;IF([.C22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6]&lt;&gt;&quot;&quot;;&quot;tested&quot;;IF([.E226]&lt;&gt;&quot;&quot;;&quot;reviewed&quot;;IF([.D226]&lt;&gt;&quot;&quot;;&quot;implemented&quot;;IF([.C22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table:style-name="ce11" table:number-columns-repeated="5"/>
          <table:table-cell office:value-type="string" office:string-value="missing" table:style-name="ce10" table:formula="=IF([.F227]&lt;&gt;&quot;&quot;;&quot;tested&quot;;IF([.E227]&lt;&gt;&quot;&quot;;&quot;reviewed&quot;;IF([.D227]&lt;&gt;&quot;&quot;;&quot;implemented&quot;;IF([.C2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8]&lt;&gt;&quot;&quot;;&quot;tested&quot;;IF([.E228]&lt;&gt;&quot;&quot;;&quot;reviewed&quot;;IF([.D228]&lt;&gt;&quot;&quot;;&quot;implemented&quot;;IF([.C2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9]&lt;&gt;&quot;&quot;;&quot;tested&quot;;IF([.E229]&lt;&gt;&quot;&quot;;&quot;reviewed&quot;;IF([.D229]&lt;&gt;&quot;&quot;;&quot;implemented&quot;;IF([.C22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0]&lt;&gt;&quot;&quot;;&quot;tested&quot;;IF([.E230]&lt;&gt;&quot;&quot;;&quot;reviewed&quot;;IF([.D230]&lt;&gt;&quot;&quot;;&quot;implemented&quot;;IF([.C23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1]&lt;&gt;&quot;&quot;;&quot;tested&quot;;IF([.E231]&lt;&gt;&quot;&quot;;&quot;reviewed&quot;;IF([.D231]&lt;&gt;&quot;&quot;;&quot;implemented&quot;;IF([.C23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T" table:style-name="ce6">
            <text:p>COT</text:p>
          </table:table-cell>
          <table:table-cell table:style-name="ce11" table:number-columns-repeated="5"/>
          <table:table-cell office:value-type="string" office:string-value="missing" table:style-name="ce10" table:formula="=IF([.F232]&lt;&gt;&quot;&quot;;&quot;tested&quot;;IF([.E232]&lt;&gt;&quot;&quot;;&quot;reviewed&quot;;IF([.D232]&lt;&gt;&quot;&quot;;&quot;implemented&quot;;IF([.C2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H" table:style-name="ce6">
            <text:p>COTH</text:p>
          </table:table-cell>
          <table:table-cell table:style-name="ce11" table:number-columns-repeated="5"/>
          <table:table-cell office:value-type="string" office:string-value="missing" table:style-name="ce10" table:formula="=IF([.F233]&lt;&gt;&quot;&quot;;&quot;tested&quot;;IF([.E233]&lt;&gt;&quot;&quot;;&quot;reviewed&quot;;IF([.D233]&lt;&gt;&quot;&quot;;&quot;implemented&quot;;IF([.C2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4]&lt;&gt;&quot;&quot;;&quot;tested&quot;;IF([.E234]&lt;&gt;&quot;&quot;;&quot;reviewed&quot;;IF([.D234]&lt;&gt;&quot;&quot;;&quot;implemented&quot;;IF([.C2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5]&lt;&gt;&quot;&quot;;&quot;tested&quot;;IF([.E235]&lt;&gt;&quot;&quot;;&quot;reviewed&quot;;IF([.D235]&lt;&gt;&quot;&quot;;&quot;implemented&quot;;IF([.C2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6]&lt;&gt;&quot;&quot;;&quot;tested&quot;;IF([.E236]&lt;&gt;&quot;&quot;;&quot;reviewed&quot;;IF([.D236]&lt;&gt;&quot;&quot;;&quot;implemented&quot;;IF([.C2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7]&lt;&gt;&quot;&quot;;&quot;tested&quot;;IF([.E237]&lt;&gt;&quot;&quot;;&quot;reviewed&quot;;IF([.D237]&lt;&gt;&quot;&quot;;&quot;implemented&quot;;IF([.C2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8]&lt;&gt;&quot;&quot;;&quot;tested&quot;;IF([.E238]&lt;&gt;&quot;&quot;;&quot;reviewed&quot;;IF([.D238]&lt;&gt;&quot;&quot;;&quot;implemented&quot;;IF([.C2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9]&lt;&gt;&quot;&quot;;&quot;tested&quot;;IF([.E239]&lt;&gt;&quot;&quot;;&quot;reviewed&quot;;IF([.D239]&lt;&gt;&quot;&quot;;&quot;implemented&quot;;IF([.C2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0]&lt;&gt;&quot;&quot;;&quot;tested&quot;;IF([.E240]&lt;&gt;&quot;&quot;;&quot;reviewed&quot;;IF([.D240]&lt;&gt;&quot;&quot;;&quot;implemented&quot;;IF([.C2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1]&lt;&gt;&quot;&quot;;&quot;tested&quot;;IF([.E241]&lt;&gt;&quot;&quot;;&quot;reviewed&quot;;IF([.D241]&lt;&gt;&quot;&quot;;&quot;implemented&quot;;IF([.C2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AMMA" table:style-name="ce6">
            <text:p>GAMMA</text:p>
          </table:table-cell>
          <table:table-cell table:style-name="ce11" table:number-columns-repeated="5"/>
          <table:table-cell office:value-type="string" office:string-value="missing" table:style-name="ce10" table:formula="=IF([.F242]&lt;&gt;&quot;&quot;;&quot;tested&quot;;IF([.E242]&lt;&gt;&quot;&quot;;&quot;reviewed&quot;;IF([.D242]&lt;&gt;&quot;&quot;;&quot;implemented&quot;;IF([.C2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3]&lt;&gt;&quot;&quot;;&quot;tested&quot;;IF([.E243]&lt;&gt;&quot;&quot;;&quot;reviewed&quot;;IF([.D243]&lt;&gt;&quot;&quot;;&quot;implemented&quot;;IF([.C2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4]&lt;&gt;&quot;&quot;;&quot;tested&quot;;IF([.E244]&lt;&gt;&quot;&quot;;&quot;reviewed&quot;;IF([.D244]&lt;&gt;&quot;&quot;;&quot;implemented&quot;;IF([.C2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5]&lt;&gt;&quot;&quot;;&quot;tested&quot;;IF([.E245]&lt;&gt;&quot;&quot;;&quot;reviewed&quot;;IF([.D245]&lt;&gt;&quot;&quot;;&quot;implemented&quot;;IF([.C2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6]&lt;&gt;&quot;&quot;;&quot;tested&quot;;IF([.E246]&lt;&gt;&quot;&quot;;&quot;reviewed&quot;;IF([.D246]&lt;&gt;&quot;&quot;;&quot;implemented&quot;;IF([.C2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7]&lt;&gt;&quot;&quot;;&quot;tested&quot;;IF([.E247]&lt;&gt;&quot;&quot;;&quot;reviewed&quot;;IF([.D247]&lt;&gt;&quot;&quot;;&quot;implemented&quot;;IF([.C2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48]&lt;&gt;&quot;&quot;;&quot;tested&quot;;IF([.E248]&lt;&gt;&quot;&quot;;&quot;reviewed&quot;;IF([.D248]&lt;&gt;&quot;&quot;;&quot;implemented&quot;;IF([.C248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9]&lt;&gt;&quot;&quot;;&quot;tested&quot;;IF([.E249]&lt;&gt;&quot;&quot;;&quot;reviewed&quot;;IF([.D249]&lt;&gt;&quot;&quot;;&quot;implemented&quot;;IF([.C2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0]&lt;&gt;&quot;&quot;;&quot;tested&quot;;IF([.E250]&lt;&gt;&quot;&quot;;&quot;reviewed&quot;;IF([.D250]&lt;&gt;&quot;&quot;;&quot;implemented&quot;;IF([.C2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1]&lt;&gt;&quot;&quot;;&quot;tested&quot;;IF([.E251]&lt;&gt;&quot;&quot;;&quot;reviewed&quot;;IF([.D251]&lt;&gt;&quot;&quot;;&quot;implemented&quot;;IF([.C25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2]&lt;&gt;&quot;&quot;;&quot;tested&quot;;IF([.E252]&lt;&gt;&quot;&quot;;&quot;reviewed&quot;;IF([.D252]&lt;&gt;&quot;&quot;;&quot;implemented&quot;;IF([.C25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3]&lt;&gt;&quot;&quot;;&quot;tested&quot;;IF([.E253]&lt;&gt;&quot;&quot;;&quot;reviewed&quot;;IF([.D253]&lt;&gt;&quot;&quot;;&quot;implemented&quot;;IF([.C25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4]&lt;&gt;&quot;&quot;;&quot;tested&quot;;IF([.E254]&lt;&gt;&quot;&quot;;&quot;reviewed&quot;;IF([.D254]&lt;&gt;&quot;&quot;;&quot;implemented&quot;;IF([.C2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5]&lt;&gt;&quot;&quot;;&quot;tested&quot;;IF([.E255]&lt;&gt;&quot;&quot;;&quot;reviewed&quot;;IF([.D255]&lt;&gt;&quot;&quot;;&quot;implemented&quot;;IF([.C2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6]&lt;&gt;&quot;&quot;;&quot;tested&quot;;IF([.E256]&lt;&gt;&quot;&quot;;&quot;reviewed&quot;;IF([.D256]&lt;&gt;&quot;&quot;;&quot;implemented&quot;;IF([.C2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7]&lt;&gt;&quot;&quot;;&quot;tested&quot;;IF([.E257]&lt;&gt;&quot;&quot;;&quot;reviewed&quot;;IF([.D257]&lt;&gt;&quot;&quot;;&quot;implemented&quot;;IF([.C2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8]&lt;&gt;&quot;&quot;;&quot;tested&quot;;IF([.E258]&lt;&gt;&quot;&quot;;&quot;reviewed&quot;;IF([.D258]&lt;&gt;&quot;&quot;;&quot;implemented&quot;;IF([.C2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9]&lt;&gt;&quot;&quot;;&quot;tested&quot;;IF([.E259]&lt;&gt;&quot;&quot;;&quot;reviewed&quot;;IF([.D259]&lt;&gt;&quot;&quot;;&quot;implemented&quot;;IF([.C2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0]&lt;&gt;&quot;&quot;;&quot;tested&quot;;IF([.E260]&lt;&gt;&quot;&quot;;&quot;reviewed&quot;;IF([.D260]&lt;&gt;&quot;&quot;;&quot;implemented&quot;;IF([.C2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1]&lt;&gt;&quot;&quot;;&quot;tested&quot;;IF([.E261]&lt;&gt;&quot;&quot;;&quot;reviewed&quot;;IF([.D261]&lt;&gt;&quot;&quot;;&quot;implemented&quot;;IF([.C2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2]&lt;&gt;&quot;&quot;;&quot;tested&quot;;IF([.E262]&lt;&gt;&quot;&quot;;&quot;reviewed&quot;;IF([.D262]&lt;&gt;&quot;&quot;;&quot;implemented&quot;;IF([.C2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3]&lt;&gt;&quot;&quot;;&quot;tested&quot;;IF([.E263]&lt;&gt;&quot;&quot;;&quot;reviewed&quot;;IF([.D263]&lt;&gt;&quot;&quot;;&quot;implemented&quot;;IF([.C2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64]&lt;&gt;&quot;&quot;;&quot;tested&quot;;IF([.E264]&lt;&gt;&quot;&quot;;&quot;reviewed&quot;;IF([.D264]&lt;&gt;&quot;&quot;;&quot;implemented&quot;;IF([.C2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5]&lt;&gt;&quot;&quot;;&quot;tested&quot;;IF([.E265]&lt;&gt;&quot;&quot;;&quot;reviewed&quot;;IF([.D265]&lt;&gt;&quot;&quot;;&quot;implemented&quot;;IF([.C26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6]&lt;&gt;&quot;&quot;;&quot;tested&quot;;IF([.E266]&lt;&gt;&quot;&quot;;&quot;reviewed&quot;;IF([.D266]&lt;&gt;&quot;&quot;;&quot;implemented&quot;;IF([.C26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7]&lt;&gt;&quot;&quot;;&quot;tested&quot;;IF([.E267]&lt;&gt;&quot;&quot;;&quot;reviewed&quot;;IF([.D267]&lt;&gt;&quot;&quot;;&quot;implemented&quot;;IF([.C2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68]&lt;&gt;&quot;&quot;;&quot;tested&quot;;IF([.E268]&lt;&gt;&quot;&quot;;&quot;reviewed&quot;;IF([.D268]&lt;&gt;&quot;&quot;;&quot;implemented&quot;;IF([.C268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69]&lt;&gt;&quot;&quot;;&quot;tested&quot;;IF([.E269]&lt;&gt;&quot;&quot;;&quot;reviewed&quot;;IF([.D269]&lt;&gt;&quot;&quot;;&quot;implemented&quot;;IF([.C26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0]&lt;&gt;&quot;&quot;;&quot;tested&quot;;IF([.E270]&lt;&gt;&quot;&quot;;&quot;reviewed&quot;;IF([.D270]&lt;&gt;&quot;&quot;;&quot;implemented&quot;;IF([.C2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1]&lt;&gt;&quot;&quot;;&quot;tested&quot;;IF([.E271]&lt;&gt;&quot;&quot;;&quot;reviewed&quot;;IF([.D271]&lt;&gt;&quot;&quot;;&quot;implemented&quot;;IF([.C2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2]&lt;&gt;&quot;&quot;;&quot;tested&quot;;IF([.E272]&lt;&gt;&quot;&quot;;&quot;reviewed&quot;;IF([.D272]&lt;&gt;&quot;&quot;;&quot;implemented&quot;;IF([.C2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3]&lt;&gt;&quot;&quot;;&quot;tested&quot;;IF([.E273]&lt;&gt;&quot;&quot;;&quot;reviewed&quot;;IF([.D273]&lt;&gt;&quot;&quot;;&quot;implemented&quot;;IF([.C2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4]&lt;&gt;&quot;&quot;;&quot;tested&quot;;IF([.E274]&lt;&gt;&quot;&quot;;&quot;reviewed&quot;;IF([.D274]&lt;&gt;&quot;&quot;;&quot;implemented&quot;;IF([.C2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5]&lt;&gt;&quot;&quot;;&quot;tested&quot;;IF([.E275]&lt;&gt;&quot;&quot;;&quot;reviewed&quot;;IF([.D275]&lt;&gt;&quot;&quot;;&quot;implemented&quot;;IF([.C27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8]&lt;&gt;&quot;&quot;;&quot;tested&quot;;IF([.E278]&lt;&gt;&quot;&quot;;&quot;reviewed&quot;;IF([.D278]&lt;&gt;&quot;&quot;;&quot;implemented&quot;;IF([.C2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79]&lt;&gt;&quot;&quot;;&quot;tested&quot;;IF([.E279]&lt;&gt;&quot;&quot;;&quot;reviewed&quot;;IF([.D279]&lt;&gt;&quot;&quot;;&quot;implemented&quot;;IF([.C27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80]&lt;&gt;&quot;&quot;;&quot;tested&quot;;IF([.E280]&lt;&gt;&quot;&quot;;&quot;reviewed&quot;;IF([.D280]&lt;&gt;&quot;&quot;;&quot;implemented&quot;;IF([.C28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1]&lt;&gt;&quot;&quot;;&quot;tested&quot;;IF([.E281]&lt;&gt;&quot;&quot;;&quot;reviewed&quot;;IF([.D281]&lt;&gt;&quot;&quot;;&quot;implemented&quot;;IF([.C2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2]&lt;&gt;&quot;&quot;;&quot;tested&quot;;IF([.E282]&lt;&gt;&quot;&quot;;&quot;reviewed&quot;;IF([.D282]&lt;&gt;&quot;&quot;;&quot;implemented&quot;;IF([.C2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3]&lt;&gt;&quot;&quot;;&quot;tested&quot;;IF([.E283]&lt;&gt;&quot;&quot;;&quot;reviewed&quot;;IF([.D283]&lt;&gt;&quot;&quot;;&quot;implemented&quot;;IF([.C2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4]&lt;&gt;&quot;&quot;;&quot;tested&quot;;IF([.E284]&lt;&gt;&quot;&quot;;&quot;reviewed&quot;;IF([.D284]&lt;&gt;&quot;&quot;;&quot;implemented&quot;;IF([.C2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5]&lt;&gt;&quot;&quot;;&quot;tested&quot;;IF([.E285]&lt;&gt;&quot;&quot;;&quot;reviewed&quot;;IF([.D285]&lt;&gt;&quot;&quot;;&quot;implemented&quot;;IF([.C28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8]&lt;&gt;&quot;&quot;;&quot;tested&quot;;IF([.E288]&lt;&gt;&quot;&quot;;&quot;reviewed&quot;;IF([.D288]&lt;&gt;&quot;&quot;;&quot;implemented&quot;;IF([.C2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9]&lt;&gt;&quot;&quot;;&quot;tested&quot;;IF([.E289]&lt;&gt;&quot;&quot;;&quot;reviewed&quot;;IF([.D289]&lt;&gt;&quot;&quot;;&quot;implemented&quot;;IF([.C28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11" table:number-columns-repeated="5"/>
          <table:table-cell office:value-type="string" office:string-value="missing" table:style-name="ce10" table:formula="=IF([.F290]&lt;&gt;&quot;&quot;;&quot;tested&quot;;IF([.E290]&lt;&gt;&quot;&quot;;&quot;reviewed&quot;;IF([.D290]&lt;&gt;&quot;&quot;;&quot;implemented&quot;;IF([.C2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91]&lt;&gt;&quot;&quot;;&quot;tested&quot;;IF([.E291]&lt;&gt;&quot;&quot;;&quot;reviewed&quot;;IF([.D291]&lt;&gt;&quot;&quot;;&quot;implemented&quot;;IF([.C2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2]&lt;&gt;&quot;&quot;;&quot;tested&quot;;IF([.E292]&lt;&gt;&quot;&quot;;&quot;reviewed&quot;;IF([.D292]&lt;&gt;&quot;&quot;;&quot;implemented&quot;;IF([.C2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3]&lt;&gt;&quot;&quot;;&quot;tested&quot;;IF([.E293]&lt;&gt;&quot;&quot;;&quot;reviewed&quot;;IF([.D293]&lt;&gt;&quot;&quot;;&quot;implemented&quot;;IF([.C2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4]&lt;&gt;&quot;&quot;;&quot;tested&quot;;IF([.E294]&lt;&gt;&quot;&quot;;&quot;reviewed&quot;;IF([.D294]&lt;&gt;&quot;&quot;;&quot;implemented&quot;;IF([.C2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5]&lt;&gt;&quot;&quot;;&quot;tested&quot;;IF([.E295]&lt;&gt;&quot;&quot;;&quot;reviewed&quot;;IF([.D295]&lt;&gt;&quot;&quot;;&quot;implemented&quot;;IF([.C2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6]&lt;&gt;&quot;&quot;;&quot;tested&quot;;IF([.E296]&lt;&gt;&quot;&quot;;&quot;reviewed&quot;;IF([.D296]&lt;&gt;&quot;&quot;;&quot;implemented&quot;;IF([.C2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7]&lt;&gt;&quot;&quot;;&quot;tested&quot;;IF([.E297]&lt;&gt;&quot;&quot;;&quot;reviewed&quot;;IF([.D297]&lt;&gt;&quot;&quot;;&quot;implemented&quot;;IF([.C2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8]&lt;&gt;&quot;&quot;;&quot;tested&quot;;IF([.E298]&lt;&gt;&quot;&quot;;&quot;reviewed&quot;;IF([.D298]&lt;&gt;&quot;&quot;;&quot;implemented&quot;;IF([.C2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99]&lt;&gt;&quot;&quot;;&quot;tested&quot;;IF([.E299]&lt;&gt;&quot;&quot;;&quot;reviewed&quot;;IF([.D299]&lt;&gt;&quot;&quot;;&quot;implemented&quot;;IF([.C29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0]&lt;&gt;&quot;&quot;;&quot;tested&quot;;IF([.E300]&lt;&gt;&quot;&quot;;&quot;reviewed&quot;;IF([.D300]&lt;&gt;&quot;&quot;;&quot;implemented&quot;;IF([.C3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1]&lt;&gt;&quot;&quot;;&quot;tested&quot;;IF([.E301]&lt;&gt;&quot;&quot;;&quot;reviewed&quot;;IF([.D301]&lt;&gt;&quot;&quot;;&quot;implemented&quot;;IF([.C3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2]&lt;&gt;&quot;&quot;;&quot;tested&quot;;IF([.E302]&lt;&gt;&quot;&quot;;&quot;reviewed&quot;;IF([.D302]&lt;&gt;&quot;&quot;;&quot;implemented&quot;;IF([.C3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3]&lt;&gt;&quot;&quot;;&quot;tested&quot;;IF([.E303]&lt;&gt;&quot;&quot;;&quot;reviewed&quot;;IF([.D303]&lt;&gt;&quot;&quot;;&quot;implemented&quot;;IF([.C30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4]&lt;&gt;&quot;&quot;;&quot;tested&quot;;IF([.E304]&lt;&gt;&quot;&quot;;&quot;reviewed&quot;;IF([.D304]&lt;&gt;&quot;&quot;;&quot;implemented&quot;;IF([.C30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5]&lt;&gt;&quot;&quot;;&quot;tested&quot;;IF([.E305]&lt;&gt;&quot;&quot;;&quot;reviewed&quot;;IF([.D305]&lt;&gt;&quot;&quot;;&quot;implemented&quot;;IF([.C3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11" table:number-columns-repeated="5"/>
          <table:table-cell office:value-type="string" office:string-value="missing" table:style-name="ce10" table:formula="=IF([.F306]&lt;&gt;&quot;&quot;;&quot;tested&quot;;IF([.E306]&lt;&gt;&quot;&quot;;&quot;reviewed&quot;;IF([.D306]&lt;&gt;&quot;&quot;;&quot;implemented&quot;;IF([.C3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7]&lt;&gt;&quot;&quot;;&quot;tested&quot;;IF([.E307]&lt;&gt;&quot;&quot;;&quot;reviewed&quot;;IF([.D307]&lt;&gt;&quot;&quot;;&quot;implemented&quot;;IF([.C3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8]&lt;&gt;&quot;&quot;;&quot;tested&quot;;IF([.E308]&lt;&gt;&quot;&quot;;&quot;reviewed&quot;;IF([.D308]&lt;&gt;&quot;&quot;;&quot;implemented&quot;;IF([.C3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9]&lt;&gt;&quot;&quot;;&quot;tested&quot;;IF([.E309]&lt;&gt;&quot;&quot;;&quot;reviewed&quot;;IF([.D309]&lt;&gt;&quot;&quot;;&quot;implemented&quot;;IF([.C30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0]&lt;&gt;&quot;&quot;;&quot;tested&quot;;IF([.E310]&lt;&gt;&quot;&quot;;&quot;reviewed&quot;;IF([.D310]&lt;&gt;&quot;&quot;;&quot;implemented&quot;;IF([.C3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1]&lt;&gt;&quot;&quot;;&quot;tested&quot;;IF([.E311]&lt;&gt;&quot;&quot;;&quot;reviewed&quot;;IF([.D311]&lt;&gt;&quot;&quot;;&quot;implemented&quot;;IF([.C3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11" table:number-columns-repeated="5"/>
          <table:table-cell office:value-type="string" office:string-value="missing" table:style-name="ce10" table:formula="=IF([.F312]&lt;&gt;&quot;&quot;;&quot;tested&quot;;IF([.E312]&lt;&gt;&quot;&quot;;&quot;reviewed&quot;;IF([.D312]&lt;&gt;&quot;&quot;;&quot;implemented&quot;;IF([.C3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11" table:number-columns-repeated="5"/>
          <table:table-cell office:value-type="string" office:string-value="missing" table:style-name="ce10" table:formula="=IF([.F313]&lt;&gt;&quot;&quot;;&quot;tested&quot;;IF([.E313]&lt;&gt;&quot;&quot;;&quot;reviewed&quot;;IF([.D313]&lt;&gt;&quot;&quot;;&quot;implemented&quot;;IF([.C3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4]&lt;&gt;&quot;&quot;;&quot;tested&quot;;IF([.E314]&lt;&gt;&quot;&quot;;&quot;reviewed&quot;;IF([.D314]&lt;&gt;&quot;&quot;;&quot;implemented&quot;;IF([.C3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5]&lt;&gt;&quot;&quot;;&quot;tested&quot;;IF([.E315]&lt;&gt;&quot;&quot;;&quot;reviewed&quot;;IF([.D315]&lt;&gt;&quot;&quot;;&quot;implemented&quot;;IF([.C3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6]&lt;&gt;&quot;&quot;;&quot;tested&quot;;IF([.E316]&lt;&gt;&quot;&quot;;&quot;reviewed&quot;;IF([.D316]&lt;&gt;&quot;&quot;;&quot;implemented&quot;;IF([.C31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7]&lt;&gt;&quot;&quot;;&quot;tested&quot;;IF([.E317]&lt;&gt;&quot;&quot;;&quot;reviewed&quot;;IF([.D317]&lt;&gt;&quot;&quot;;&quot;implemented&quot;;IF([.C3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11" table:number-columns-repeated="5"/>
          <table:table-cell office:value-type="string" office:string-value="missing" table:style-name="ce10" table:formula="=IF([.F318]&lt;&gt;&quot;&quot;;&quot;tested&quot;;IF([.E318]&lt;&gt;&quot;&quot;;&quot;reviewed&quot;;IF([.D318]&lt;&gt;&quot;&quot;;&quot;implemented&quot;;IF([.C3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9]&lt;&gt;&quot;&quot;;&quot;tested&quot;;IF([.E319]&lt;&gt;&quot;&quot;;&quot;reviewed&quot;;IF([.D319]&lt;&gt;&quot;&quot;;&quot;implemented&quot;;IF([.C3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0]&lt;&gt;&quot;&quot;;&quot;tested&quot;;IF([.E320]&lt;&gt;&quot;&quot;;&quot;reviewed&quot;;IF([.D320]&lt;&gt;&quot;&quot;;&quot;implemented&quot;;IF([.C32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11" table:number-columns-repeated="5"/>
          <table:table-cell office:value-type="string" office:string-value="missing" table:style-name="ce10" table:formula="=IF([.F321]&lt;&gt;&quot;&quot;;&quot;tested&quot;;IF([.E321]&lt;&gt;&quot;&quot;;&quot;reviewed&quot;;IF([.D321]&lt;&gt;&quot;&quot;;&quot;implemented&quot;;IF([.C3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22]&lt;&gt;&quot;&quot;;&quot;tested&quot;;IF([.E322]&lt;&gt;&quot;&quot;;&quot;reviewed&quot;;IF([.D322]&lt;&gt;&quot;&quot;;&quot;implemented&quot;;IF([.C3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3]&lt;&gt;&quot;&quot;;&quot;tested&quot;;IF([.E323]&lt;&gt;&quot;&quot;;&quot;reviewed&quot;;IF([.D323]&lt;&gt;&quot;&quot;;&quot;implemented&quot;;IF([.C3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4]&lt;&gt;&quot;&quot;;&quot;tested&quot;;IF([.E324]&lt;&gt;&quot;&quot;;&quot;reviewed&quot;;IF([.D324]&lt;&gt;&quot;&quot;;&quot;implemented&quot;;IF([.C3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5]&lt;&gt;&quot;&quot;;&quot;tested&quot;;IF([.E325]&lt;&gt;&quot;&quot;;&quot;reviewed&quot;;IF([.D325]&lt;&gt;&quot;&quot;;&quot;implemented&quot;;IF([.C3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11" table:number-columns-repeated="5"/>
          <table:table-cell office:value-type="string" office:string-value="missing" table:style-name="ce10" table:formula="=IF([.F326]&lt;&gt;&quot;&quot;;&quot;tested&quot;;IF([.E326]&lt;&gt;&quot;&quot;;&quot;reviewed&quot;;IF([.D326]&lt;&gt;&quot;&quot;;&quot;implemented&quot;;IF([.C3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7]&lt;&gt;&quot;&quot;;&quot;tested&quot;;IF([.E327]&lt;&gt;&quot;&quot;;&quot;reviewed&quot;;IF([.D327]&lt;&gt;&quot;&quot;;&quot;implemented&quot;;IF([.C32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8]&lt;&gt;&quot;&quot;;&quot;tested&quot;;IF([.E328]&lt;&gt;&quot;&quot;;&quot;reviewed&quot;;IF([.D328]&lt;&gt;&quot;&quot;;&quot;implemented&quot;;IF([.C3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9]&lt;&gt;&quot;&quot;;&quot;tested&quot;;IF([.E329]&lt;&gt;&quot;&quot;;&quot;reviewed&quot;;IF([.D329]&lt;&gt;&quot;&quot;;&quot;implemented&quot;;IF([.C32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11" table:number-columns-repeated="5"/>
          <table:table-cell office:value-type="string" office:string-value="missing" table:style-name="ce10" table:formula="=IF([.F330]&lt;&gt;&quot;&quot;;&quot;tested&quot;;IF([.E330]&lt;&gt;&quot;&quot;;&quot;reviewed&quot;;IF([.D330]&lt;&gt;&quot;&quot;;&quot;implemented&quot;;IF([.C3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1]&lt;&gt;&quot;&quot;;&quot;tested&quot;;IF([.E331]&lt;&gt;&quot;&quot;;&quot;reviewed&quot;;IF([.D331]&lt;&gt;&quot;&quot;;&quot;implemented&quot;;IF([.C33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2]&lt;&gt;&quot;&quot;;&quot;tested&quot;;IF([.E332]&lt;&gt;&quot;&quot;;&quot;reviewed&quot;;IF([.D332]&lt;&gt;&quot;&quot;;&quot;implemented&quot;;IF([.C33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3]&lt;&gt;&quot;&quot;;&quot;tested&quot;;IF([.E333]&lt;&gt;&quot;&quot;;&quot;reviewed&quot;;IF([.D333]&lt;&gt;&quot;&quot;;&quot;implemented&quot;;IF([.C3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4]&lt;&gt;&quot;&quot;;&quot;tested&quot;;IF([.E334]&lt;&gt;&quot;&quot;;&quot;reviewed&quot;;IF([.D334]&lt;&gt;&quot;&quot;;&quot;implemented&quot;;IF([.C3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11" table:number-columns-repeated="5"/>
          <table:table-cell office:value-type="string" office:string-value="missing" table:style-name="ce10" table:formula="=IF([.F335]&lt;&gt;&quot;&quot;;&quot;tested&quot;;IF([.E335]&lt;&gt;&quot;&quot;;&quot;reviewed&quot;;IF([.D335]&lt;&gt;&quot;&quot;;&quot;implemented&quot;;IF([.C3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11" table:number-columns-repeated="5"/>
          <table:table-cell office:value-type="string" office:string-value="missing" table:style-name="ce10" table:formula="=IF([.F336]&lt;&gt;&quot;&quot;;&quot;tested&quot;;IF([.E336]&lt;&gt;&quot;&quot;;&quot;reviewed&quot;;IF([.D336]&lt;&gt;&quot;&quot;;&quot;implemented&quot;;IF([.C3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7]&lt;&gt;&quot;&quot;;&quot;tested&quot;;IF([.E337]&lt;&gt;&quot;&quot;;&quot;reviewed&quot;;IF([.D337]&lt;&gt;&quot;&quot;;&quot;implemented&quot;;IF([.C3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8]&lt;&gt;&quot;&quot;;&quot;tested&quot;;IF([.E338]&lt;&gt;&quot;&quot;;&quot;reviewed&quot;;IF([.D338]&lt;&gt;&quot;&quot;;&quot;implemented&quot;;IF([.C3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9]&lt;&gt;&quot;&quot;;&quot;tested&quot;;IF([.E339]&lt;&gt;&quot;&quot;;&quot;reviewed&quot;;IF([.D339]&lt;&gt;&quot;&quot;;&quot;implemented&quot;;IF([.C3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0]&lt;&gt;&quot;&quot;;&quot;tested&quot;;IF([.E340]&lt;&gt;&quot;&quot;;&quot;reviewed&quot;;IF([.D340]&lt;&gt;&quot;&quot;;&quot;implemented&quot;;IF([.C3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11" table:number-columns-repeated="5"/>
          <table:table-cell office:value-type="string" office:string-value="missing" table:style-name="ce10" table:formula="=IF([.F341]&lt;&gt;&quot;&quot;;&quot;tested&quot;;IF([.E341]&lt;&gt;&quot;&quot;;&quot;reviewed&quot;;IF([.D341]&lt;&gt;&quot;&quot;;&quot;implemented&quot;;IF([.C3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2]&lt;&gt;&quot;&quot;;&quot;tested&quot;;IF([.E342]&lt;&gt;&quot;&quot;;&quot;reviewed&quot;;IF([.D342]&lt;&gt;&quot;&quot;;&quot;implemented&quot;;IF([.C34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3]&lt;&gt;&quot;&quot;;&quot;tested&quot;;IF([.E343]&lt;&gt;&quot;&quot;;&quot;reviewed&quot;;IF([.D343]&lt;&gt;&quot;&quot;;&quot;implemented&quot;;IF([.C3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4]&lt;&gt;&quot;&quot;;&quot;tested&quot;;IF([.E344]&lt;&gt;&quot;&quot;;&quot;reviewed&quot;;IF([.D344]&lt;&gt;&quot;&quot;;&quot;implemented&quot;;IF([.C3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5]&lt;&gt;&quot;&quot;;&quot;tested&quot;;IF([.E345]&lt;&gt;&quot;&quot;;&quot;reviewed&quot;;IF([.D345]&lt;&gt;&quot;&quot;;&quot;implemented&quot;;IF([.C3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11" table:number-columns-repeated="5"/>
          <table:table-cell office:value-type="string" office:string-value="missing" table:style-name="ce10" table:formula="=IF([.F346]&lt;&gt;&quot;&quot;;&quot;tested&quot;;IF([.E346]&lt;&gt;&quot;&quot;;&quot;reviewed&quot;;IF([.D346]&lt;&gt;&quot;&quot;;&quot;implemented&quot;;IF([.C3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7]&lt;&gt;&quot;&quot;;&quot;tested&quot;;IF([.E347]&lt;&gt;&quot;&quot;;&quot;reviewed&quot;;IF([.D347]&lt;&gt;&quot;&quot;;&quot;implemented&quot;;IF([.C3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" table:style-name="ce6">
            <text:p>SKEW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8]&lt;&gt;&quot;&quot;;&quot;tested&quot;;IF([.E348]&lt;&gt;&quot;&quot;;&quot;reviewed&quot;;IF([.D348]&lt;&gt;&quot;&quot;;&quot;implemented&quot;;IF([.C3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9]&lt;&gt;&quot;&quot;;&quot;tested&quot;;IF([.E349]&lt;&gt;&quot;&quot;;&quot;reviewed&quot;;IF([.D349]&lt;&gt;&quot;&quot;;&quot;implemented&quot;;IF([.C3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0]&lt;&gt;&quot;&quot;;&quot;tested&quot;;IF([.E350]&lt;&gt;&quot;&quot;;&quot;reviewed&quot;;IF([.D350]&lt;&gt;&quot;&quot;;&quot;implemented&quot;;IF([.C3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1]&lt;&gt;&quot;&quot;;&quot;tested&quot;;IF([.E351]&lt;&gt;&quot;&quot;;&quot;reviewed&quot;;IF([.D351]&lt;&gt;&quot;&quot;;&quot;implemented&quot;;IF([.C35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2]&lt;&gt;&quot;&quot;;&quot;tested&quot;;IF([.E352]&lt;&gt;&quot;&quot;;&quot;reviewed&quot;;IF([.D352]&lt;&gt;&quot;&quot;;&quot;implemented&quot;;IF([.C35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3]&lt;&gt;&quot;&quot;;&quot;tested&quot;;IF([.E353]&lt;&gt;&quot;&quot;;&quot;reviewed&quot;;IF([.D353]&lt;&gt;&quot;&quot;;&quot;implemented&quot;;IF([.C35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4]&lt;&gt;&quot;&quot;;&quot;tested&quot;;IF([.E354]&lt;&gt;&quot;&quot;;&quot;reviewed&quot;;IF([.D354]&lt;&gt;&quot;&quot;;&quot;implemented&quot;;IF([.C3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5]&lt;&gt;&quot;&quot;;&quot;tested&quot;;IF([.E355]&lt;&gt;&quot;&quot;;&quot;reviewed&quot;;IF([.D355]&lt;&gt;&quot;&quot;;&quot;implemented&quot;;IF([.C3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6]&lt;&gt;&quot;&quot;;&quot;tested&quot;;IF([.E356]&lt;&gt;&quot;&quot;;&quot;reviewed&quot;;IF([.D356]&lt;&gt;&quot;&quot;;&quot;implemented&quot;;IF([.C3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7]&lt;&gt;&quot;&quot;;&quot;tested&quot;;IF([.E357]&lt;&gt;&quot;&quot;;&quot;reviewed&quot;;IF([.D357]&lt;&gt;&quot;&quot;;&quot;implemented&quot;;IF([.C3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8]&lt;&gt;&quot;&quot;;&quot;tested&quot;;IF([.E358]&lt;&gt;&quot;&quot;;&quot;reviewed&quot;;IF([.D358]&lt;&gt;&quot;&quot;;&quot;implemented&quot;;IF([.C3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11" table:number-columns-repeated="5"/>
          <table:table-cell office:value-type="string" office:string-value="missing" table:style-name="ce10" table:formula="=IF([.F359]&lt;&gt;&quot;&quot;;&quot;tested&quot;;IF([.E359]&lt;&gt;&quot;&quot;;&quot;reviewed&quot;;IF([.D359]&lt;&gt;&quot;&quot;;&quot;implemented&quot;;IF([.C3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0]&lt;&gt;&quot;&quot;;&quot;tested&quot;;IF([.E360]&lt;&gt;&quot;&quot;;&quot;reviewed&quot;;IF([.D360]&lt;&gt;&quot;&quot;;&quot;implemented&quot;;IF([.C3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1]&lt;&gt;&quot;&quot;;&quot;tested&quot;;IF([.E361]&lt;&gt;&quot;&quot;;&quot;reviewed&quot;;IF([.D361]&lt;&gt;&quot;&quot;;&quot;implemented&quot;;IF([.C3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11" table:number-columns-repeated="5"/>
          <table:table-cell office:value-type="string" office:string-value="missing" table:style-name="ce10" table:formula="=IF([.F362]&lt;&gt;&quot;&quot;;&quot;tested&quot;;IF([.E362]&lt;&gt;&quot;&quot;;&quot;reviewed&quot;;IF([.D362]&lt;&gt;&quot;&quot;;&quot;implemented&quot;;IF([.C3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3]&lt;&gt;&quot;&quot;;&quot;tested&quot;;IF([.E363]&lt;&gt;&quot;&quot;;&quot;reviewed&quot;;IF([.D363]&lt;&gt;&quot;&quot;;&quot;implemented&quot;;IF([.C3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A" table:style-name="ce6">
            <text:p>VAR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4]&lt;&gt;&quot;&quot;;&quot;tested&quot;;IF([.E364]&lt;&gt;&quot;&quot;;&quot;reviewed&quot;;IF([.D364]&lt;&gt;&quot;&quot;;&quot;implemented&quot;;IF([.C3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5]&lt;&gt;&quot;&quot;;&quot;tested&quot;;IF([.E365]&lt;&gt;&quot;&quot;;&quot;reviewed&quot;;IF([.D365]&lt;&gt;&quot;&quot;;&quot;implemented&quot;;IF([.C36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PA" table:style-name="ce6">
            <text:p>VARP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6]&lt;&gt;&quot;&quot;;&quot;tested&quot;;IF([.E366]&lt;&gt;&quot;&quot;;&quot;reviewed&quot;;IF([.D366]&lt;&gt;&quot;&quot;;&quot;implemented&quot;;IF([.C36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7]&lt;&gt;&quot;&quot;;&quot;tested&quot;;IF([.E367]&lt;&gt;&quot;&quot;;&quot;reviewed&quot;;IF([.D367]&lt;&gt;&quot;&quot;;&quot;implemented&quot;;IF([.C3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ZTEST" table:style-name="ce6">
            <text:p>ZTEST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68]&lt;&gt;&quot;&quot;;&quot;tested&quot;;IF([.E368]&lt;&gt;&quot;&quot;;&quot;reviewed&quot;;IF([.D368]&lt;&gt;&quot;&quot;;&quot;implemented&quot;;IF([.C368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1]&lt;&gt;&quot;&quot;;&quot;tested&quot;;IF([.E371]&lt;&gt;&quot;&quot;;&quot;reviewed&quot;;IF([.D371]&lt;&gt;&quot;&quot;;&quot;implemented&quot;;IF([.C3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11" table:number-columns-repeated="5"/>
          <table:table-cell office:value-type="string" office:string-value="missing" table:style-name="ce10" table:formula="=IF([.F372]&lt;&gt;&quot;&quot;;&quot;tested&quot;;IF([.E372]&lt;&gt;&quot;&quot;;&quot;reviewed&quot;;IF([.D372]&lt;&gt;&quot;&quot;;&quot;implemented&quot;;IF([.C3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73]&lt;&gt;&quot;&quot;;&quot;tested&quot;;IF([.E373]&lt;&gt;&quot;&quot;;&quot;reviewed&quot;;IF([.D373]&lt;&gt;&quot;&quot;;&quot;implemented&quot;;IF([.C37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4]&lt;&gt;&quot;&quot;;&quot;tested&quot;;IF([.E374]&lt;&gt;&quot;&quot;;&quot;reviewed&quot;;IF([.D374]&lt;&gt;&quot;&quot;;&quot;implemented&quot;;IF([.C3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5]&lt;&gt;&quot;&quot;;&quot;tested&quot;;IF([.E375]&lt;&gt;&quot;&quot;;&quot;reviewed&quot;;IF([.D375]&lt;&gt;&quot;&quot;;&quot;implemented&quot;;IF([.C3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6]&lt;&gt;&quot;&quot;;&quot;tested&quot;;IF([.E376]&lt;&gt;&quot;&quot;;&quot;reviewed&quot;;IF([.D376]&lt;&gt;&quot;&quot;;&quot;implemented&quot;;IF([.C3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7]&lt;&gt;&quot;&quot;;&quot;tested&quot;;IF([.E377]&lt;&gt;&quot;&quot;;&quot;reviewed&quot;;IF([.D377]&lt;&gt;&quot;&quot;;&quot;implemented&quot;;IF([.C3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8]&lt;&gt;&quot;&quot;;&quot;tested&quot;;IF([.E378]&lt;&gt;&quot;&quot;;&quot;reviewed&quot;;IF([.D378]&lt;&gt;&quot;&quot;;&quot;implemented&quot;;IF([.C3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9]&lt;&gt;&quot;&quot;;&quot;tested&quot;;IF([.E379]&lt;&gt;&quot;&quot;;&quot;reviewed&quot;;IF([.D379]&lt;&gt;&quot;&quot;;&quot;implemented&quot;;IF([.C3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11" table:number-columns-repeated="5"/>
          <table:table-cell office:value-type="string" office:string-value="missing" table:style-name="ce10" table:formula="=IF([.F380]&lt;&gt;&quot;&quot;;&quot;tested&quot;;IF([.E380]&lt;&gt;&quot;&quot;;&quot;reviewed&quot;;IF([.D380]&lt;&gt;&quot;&quot;;&quot;implemented&quot;;IF([.C3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1]&lt;&gt;&quot;&quot;;&quot;tested&quot;;IF([.E381]&lt;&gt;&quot;&quot;;&quot;reviewed&quot;;IF([.D381]&lt;&gt;&quot;&quot;;&quot;implemented&quot;;IF([.C3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2]&lt;&gt;&quot;&quot;;&quot;tested&quot;;IF([.E382]&lt;&gt;&quot;&quot;;&quot;reviewed&quot;;IF([.D382]&lt;&gt;&quot;&quot;;&quot;implemented&quot;;IF([.C3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3]&lt;&gt;&quot;&quot;;&quot;tested&quot;;IF([.E383]&lt;&gt;&quot;&quot;;&quot;reviewed&quot;;IF([.D383]&lt;&gt;&quot;&quot;;&quot;implemented&quot;;IF([.C3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4]&lt;&gt;&quot;&quot;;&quot;tested&quot;;IF([.E384]&lt;&gt;&quot;&quot;;&quot;reviewed&quot;;IF([.D384]&lt;&gt;&quot;&quot;;&quot;implemented&quot;;IF([.C3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5]&lt;&gt;&quot;&quot;;&quot;tested&quot;;IF([.E385]&lt;&gt;&quot;&quot;;&quot;reviewed&quot;;IF([.D385]&lt;&gt;&quot;&quot;;&quot;implemented&quot;;IF([.C3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6]&lt;&gt;&quot;&quot;;&quot;tested&quot;;IF([.E386]&lt;&gt;&quot;&quot;;&quot;reviewed&quot;;IF([.D386]&lt;&gt;&quot;&quot;;&quot;implemented&quot;;IF([.C38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87]&lt;&gt;&quot;&quot;;&quot;tested&quot;;IF([.E387]&lt;&gt;&quot;&quot;;&quot;reviewed&quot;;IF([.D387]&lt;&gt;&quot;&quot;;&quot;implemented&quot;;IF([.C387]&lt;&gt;&quot;&quot;;&quot;assigned&quot;;&quot;missing&quot;))))">
            <text:p>review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11" table:number-columns-repeated="5"/>
          <table:table-cell office:value-type="string" office:string-value="missing" table:style-name="ce10" table:formula="=IF([.F390]&lt;&gt;&quot;&quot;;&quot;tested&quot;;IF([.E390]&lt;&gt;&quot;&quot;;&quot;reviewed&quot;;IF([.D390]&lt;&gt;&quot;&quot;;&quot;implemented&quot;;IF([.C3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1]&lt;&gt;&quot;&quot;;&quot;tested&quot;;IF([.E391]&lt;&gt;&quot;&quot;;&quot;reviewed&quot;;IF([.D391]&lt;&gt;&quot;&quot;;&quot;implemented&quot;;IF([.C3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2]&lt;&gt;&quot;&quot;;&quot;tested&quot;;IF([.E392]&lt;&gt;&quot;&quot;;&quot;reviewed&quot;;IF([.D392]&lt;&gt;&quot;&quot;;&quot;implemented&quot;;IF([.C39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3]&lt;&gt;&quot;&quot;;&quot;tested&quot;;IF([.E393]&lt;&gt;&quot;&quot;;&quot;reviewed&quot;;IF([.D393]&lt;&gt;&quot;&quot;;&quot;implemented&quot;;IF([.C39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4]&lt;&gt;&quot;&quot;;&quot;tested&quot;;IF([.E394]&lt;&gt;&quot;&quot;;&quot;reviewed&quot;;IF([.D394]&lt;&gt;&quot;&quot;;&quot;implemented&quot;;IF([.C39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5]&lt;&gt;&quot;&quot;;&quot;tested&quot;;IF([.E395]&lt;&gt;&quot;&quot;;&quot;reviewed&quot;;IF([.D395]&lt;&gt;&quot;&quot;;&quot;implemented&quot;;IF([.C39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6]&lt;&gt;&quot;&quot;;&quot;tested&quot;;IF([.E396]&lt;&gt;&quot;&quot;;&quot;reviewed&quot;;IF([.D396]&lt;&gt;&quot;&quot;;&quot;implemented&quot;;IF([.C39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7]&lt;&gt;&quot;&quot;;&quot;tested&quot;;IF([.E397]&lt;&gt;&quot;&quot;;&quot;reviewed&quot;;IF([.D397]&lt;&gt;&quot;&quot;;&quot;implemented&quot;;IF([.C39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8]&lt;&gt;&quot;&quot;;&quot;tested&quot;;IF([.E398]&lt;&gt;&quot;&quot;;&quot;reviewed&quot;;IF([.D398]&lt;&gt;&quot;&quot;;&quot;implemented&quot;;IF([.C39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99]&lt;&gt;&quot;&quot;;&quot;tested&quot;;IF([.E399]&lt;&gt;&quot;&quot;;&quot;reviewed&quot;;IF([.D399]&lt;&gt;&quot;&quot;;&quot;implemented&quot;;IF([.C39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0]&lt;&gt;&quot;&quot;;&quot;tested&quot;;IF([.E400]&lt;&gt;&quot;&quot;;&quot;reviewed&quot;;IF([.D400]&lt;&gt;&quot;&quot;;&quot;implemented&quot;;IF([.C4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1]&lt;&gt;&quot;&quot;;&quot;tested&quot;;IF([.E401]&lt;&gt;&quot;&quot;;&quot;reviewed&quot;;IF([.D401]&lt;&gt;&quot;&quot;;&quot;implemented&quot;;IF([.C4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2]&lt;&gt;&quot;&quot;;&quot;tested&quot;;IF([.E402]&lt;&gt;&quot;&quot;;&quot;reviewed&quot;;IF([.D402]&lt;&gt;&quot;&quot;;&quot;implemented&quot;;IF([.C40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11" table:number-columns-repeated="5"/>
          <table:table-cell office:value-type="string" office:string-value="missing" table:style-name="ce10" table:formula="=IF([.F403]&lt;&gt;&quot;&quot;;&quot;tested&quot;;IF([.E403]&lt;&gt;&quot;&quot;;&quot;reviewed&quot;;IF([.D403]&lt;&gt;&quot;&quot;;&quot;implemented&quot;;IF([.C4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4]&lt;&gt;&quot;&quot;;&quot;tested&quot;;IF([.E404]&lt;&gt;&quot;&quot;;&quot;reviewed&quot;;IF([.D404]&lt;&gt;&quot;&quot;;&quot;implemented&quot;;IF([.C404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5]&lt;&gt;&quot;&quot;;&quot;tested&quot;;IF([.E405]&lt;&gt;&quot;&quot;;&quot;reviewed&quot;;IF([.D405]&lt;&gt;&quot;&quot;;&quot;implemented&quot;;IF([.C4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6]&lt;&gt;&quot;&quot;;&quot;tested&quot;;IF([.E406]&lt;&gt;&quot;&quot;;&quot;reviewed&quot;;IF([.D406]&lt;&gt;&quot;&quot;;&quot;implemented&quot;;IF([.C40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7]&lt;&gt;&quot;&quot;;&quot;tested&quot;;IF([.E407]&lt;&gt;&quot;&quot;;&quot;reviewed&quot;;IF([.D407]&lt;&gt;&quot;&quot;;&quot;implemented&quot;;IF([.C407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8]&lt;&gt;&quot;&quot;;&quot;tested&quot;;IF([.E408]&lt;&gt;&quot;&quot;;&quot;reviewed&quot;;IF([.D408]&lt;&gt;&quot;&quot;;&quot;implemented&quot;;IF([.C40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9]&lt;&gt;&quot;&quot;;&quot;tested&quot;;IF([.E409]&lt;&gt;&quot;&quot;;&quot;reviewed&quot;;IF([.D409]&lt;&gt;&quot;&quot;;&quot;implemented&quot;;IF([.C40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10]&lt;&gt;&quot;&quot;;&quot;tested&quot;;IF([.E410]&lt;&gt;&quot;&quot;;&quot;reviewed&quot;;IF([.D410]&lt;&gt;&quot;&quot;;&quot;implemented&quot;;IF([.C41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1]&lt;&gt;&quot;&quot;;&quot;tested&quot;;IF([.E411]&lt;&gt;&quot;&quot;;&quot;reviewed&quot;;IF([.D411]&lt;&gt;&quot;&quot;;&quot;implemented&quot;;IF([.C4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2]&lt;&gt;&quot;&quot;;&quot;tested&quot;;IF([.E412]&lt;&gt;&quot;&quot;;&quot;reviewed&quot;;IF([.D412]&lt;&gt;&quot;&quot;;&quot;implemented&quot;;IF([.C4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3]&lt;&gt;&quot;&quot;;&quot;tested&quot;;IF([.E413]&lt;&gt;&quot;&quot;;&quot;reviewed&quot;;IF([.D413]&lt;&gt;&quot;&quot;;&quot;implemented&quot;;IF([.C413]&lt;&gt;&quot;&quot;;&quot;assigned&quot;;&quot;missing&quot;))))">
            <text:p>implemented</text:p>
          </table:table-cell>
        </table:table-row>
      </table:table>
      <table:table table:name="Contributers" table:style-name="ta1">
        <table:table-column/>
        <table:table-column table:style-name="co8"/>
        <table:table-column/>
        <table:table-row table:style-name="ro1">
          <table:table-cell office:value-type="string" office:string-value="Contributers" table:style-name="ce12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3">
            <text:p>Stefan</text:p>
          </table:table-cell>
          <table:table-cell office:value-type="string" office:string-value="stefan.nikolaus@kdemail.net" table:style-name="ce13">
            <text:p>stefan.nikolaus@kdemail.net</text:p>
          </table:table-cell>
          <table:table-cell/>
        </table:table-row>
        <table:table-row>
          <table:table-cell office:value-type="string" office:string-value="Sascha" table:style-name="ce13">
            <text:p>Sascha</text:p>
          </table:table-cell>
          <table:table-cell office:value-type="string" office:string-value="mrpeacock@gmail.com" table:style-name="ce13">
            <text:p>mrpeacock@gmail.com</text:p>
          </table:table-cell>
          <table:table-cell/>
        </table:table-row>
        <table:table-row>
          <table:table-cell office:value-type="string" office:string-value="Tomas" table:style-name="ce1">
            <text:p>Tomas</text:p>
          </table:table-cell>
          <table:table-cell office:value-type="string" office:string-value="mecirt@gmail.com" table:style-name="ce1">
            <text:p>mecirt@gmail.com</text:p>
          </table:table-cell>
        </table:table-row>
        <table:table-row>
          <table:table-cell office:value-type="string" office:string-value="Brad" table:style-name="ce1">
            <text:p>Brad</text:p>
          </table:table-cell>
          <table:table-cell office:value-type="string" office:string-value="bradh@frogmouth.net" table:style-name="ce1">
            <text:p>bradh@frogmouth.net</text:p>
          </table:table-cell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assigned" style:family="table-cell">
      <style:table-cell-properties fo:background-color="#ffffc0"/>
    </style:style>
    <style:style style:name="custom-style2" style:display-name="implemented" style:family="table-cell">
      <style:table-cell-properties fo:background-color="#ffff00"/>
    </style:style>
    <style:style style:name="custom-style3" style:display-name="missing" style:family="table-cell">
      <style:table-cell-properties fo:background-color="#ff0000"/>
    </style:style>
    <style:style style:name="custom-style4" style:display-name="reviewed" style:family="table-cell">
      <style:table-cell-properties fo:background-color="#c0ffc0"/>
    </style:style>
    <style:style style:name="custom-style5" style:display-name="tested" style:family="table-cell">
      <style:table-cell-properties fo:background-color="#00ff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18</meta:editing-cycles>
    <meta:creation-date>2006-12-19T11:28:35</meta:creation-date>
    <dc:date>2006-12-28T15:50:30</dc:date>
    <dc:creator>Stefan Nikolaus</dc:creator>
  </office:meta>
</office:document-meta>
</file>